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16pt"/>
    </style:style>
    <style:style style:name="co2" style:family="table-column">
      <style:table-column-properties fo:break-before="auto" style:column-width="60.86pt"/>
    </style:style>
    <style:style style:name="co3" style:family="table-column">
      <style:table-column-properties fo:break-before="auto" style:column-width="49.29pt"/>
    </style:style>
    <style:style style:name="co4" style:family="table-column">
      <style:table-column-properties fo:break-before="auto" style:column-width="52.81pt"/>
    </style:style>
    <style:style style:name="co5" style:family="table-column">
      <style:table-column-properties fo:break-before="auto" style:column-width="55.36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6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17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7" table:default-cell-style-name="Default"/>
        <table:table-column table:style-name="co1" table:number-columns-repeated="983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chte</text:p>
          </table:table-cell>
          <table:table-cell office:value-type="string" calcext:value-type="string">
            <text:p>particles_per_cell</text:p>
          </table:table-cell>
          <table:table-cell office:value-type="string" calcext:value-type="string">
            <text:p>cell_coun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bounds</text:p>
          </table:table-cell>
          <table:table-cell office:value-type="string" calcext:value-type="string">
            <text:p>initial_speed</text:p>
          </table:table-cell>
          <table:table-cell office:value-type="string" calcext:value-type="string">
            <text:p>extra_radiu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KED_CELLS_rebuild_count_1</text:p>
          </table:table-cell>
          <table:table-cell office:value-type="string" calcext:value-type="string">
            <text:p>LINKED_CELLS_rebuild_count_2</text:p>
          </table:table-cell>
          <table:table-cell office:value-type="string" calcext:value-type="string">
            <text:p>LINKED_CELLS_rebuild_count_3</text:p>
          </table:table-cell>
          <table:table-cell office:value-type="string" calcext:value-type="string">
            <text:p>LINKED_CELLS+NEIGHBOR_LIST_rebuild_count_1</text:p>
          </table:table-cell>
          <table:table-cell office:value-type="string" calcext:value-type="string">
            <text:p>LINKED_CELLS+NEIGHBOR_LIST_rebuild_count_2</text:p>
          </table:table-cell>
          <table:table-cell office:value-type="string" calcext:value-type="string">
            <text:p>LINKED_CELLS+NEIGHBOR_LIST_rebuild_count_3</text:p>
          </table:table-cell>
          <table:table-cell office:value-type="string" calcext:value-type="string">
            <text:p>cr1</text:p>
          </table:table-cell>
          <table:table-cell office:value-type="string" calcext:value-type="string">
            <text:p>cr2</text:p>
          </table:table-cell>
          <table:table-cell office:value-type="string" calcext:value-type="string">
            <text:p>cr3</text:p>
          </table:table-cell>
          <table:table-cell office:value-type="string" calcext:value-type="string">
            <text:p>cn1</text:p>
          </table:table-cell>
          <table:table-cell office:value-type="string" calcext:value-type="string">
            <text:p>cn2</text:p>
          </table:table-cell>
          <table:table-cell office:value-type="string" calcext:value-type="string">
            <text:p>cn3</text:p>
          </table:table-cell>
          <table:table-cell office:value-type="string" calcext:value-type="string">
            <text:p>cb1</text:p>
          </table:table-cell>
          <table:table-cell office:value-type="string" calcext:value-type="string">
            <text:p>cb2</text:p>
          </table:table-cell>
          <table:table-cell office:value-type="string" calcext:value-type="string">
            <text:p>cb3</text:p>
          </table:table-cell>
          <table:table-cell office:value-type="string" calcext:value-type="string">
            <text:p>cb_a</text:p>
          </table:table-cell>
          <table:table-cell office:value-type="string" calcext:value-type="string">
            <text:p>cn_a</text:p>
          </table:table-cell>
          <table:table-cell office:value-type="string" calcext:value-type="string">
            <text:p>cr_a</text:p>
          </table:table-cell>
          <table:table-cell office:value-type="string" calcext:value-type="string">
            <text:p>cb_s</text:p>
          </table:table-cell>
          <table:table-cell office:value-type="string" calcext:value-type="string">
            <text:p>cn_s</text:p>
          </table:table-cell>
          <table:table-cell office:value-type="string" calcext:value-type="string">
            <text:p>cr_s</text:p>
          </table:table-cell>
          <table:table-cell office:value-type="string" calcext:value-type="string">
            <text:p>mr1</text:p>
          </table:table-cell>
          <table:table-cell office:value-type="string" calcext:value-type="string">
            <text:p>mr2</text:p>
          </table:table-cell>
          <table:table-cell office:value-type="string" calcext:value-type="string">
            <text:p>mr3</text:p>
          </table:table-cell>
          <table:table-cell office:value-type="string" calcext:value-type="string">
            <text:p>mn1</text:p>
          </table:table-cell>
          <table:table-cell office:value-type="string" calcext:value-type="string">
            <text:p>mn2</text:p>
          </table:table-cell>
          <table:table-cell office:value-type="string" calcext:value-type="string">
            <text:p>mn3</text:p>
          </table:table-cell>
          <table:table-cell office:value-type="string" calcext:value-type="string">
            <text:p>mb1</text:p>
          </table:table-cell>
          <table:table-cell office:value-type="string" calcext:value-type="string">
            <text:p>mb2</text:p>
          </table:table-cell>
          <table:table-cell office:value-type="string" calcext:value-type="string">
            <text:p>mb3</text:p>
          </table:table-cell>
          <table:table-cell office:value-type="string" calcext:value-type="string">
            <text:p>mb_a</text:p>
          </table:table-cell>
          <table:table-cell office:value-type="string" calcext:value-type="string">
            <text:p>mn_a</text:p>
          </table:table-cell>
          <table:table-cell office:value-type="string" calcext:value-type="string">
            <text:p>mr_a</text:p>
          </table:table-cell>
          <table:table-cell office:value-type="string" calcext:value-type="string">
            <text:p>mb_s</text:p>
          </table:table-cell>
          <table:table-cell office:value-type="string" calcext:value-type="string">
            <text:p>mn_s</text:p>
          </table:table-cell>
          <table:table-cell office:value-type="string" calcext:value-type="string">
            <text:p>mr_s</text:p>
          </table:table-cell>
          <table:table-cell office:value-type="string" calcext:value-type="string">
            <text:p>fb_s</text:p>
          </table:table-cell>
          <table:table-cell office:value-type="string" calcext:value-type="string">
            <text:p>fn_s</text:p>
          </table:table-cell>
          <table:table-cell office:value-type="string" calcext:value-type="string">
            <text:p>fr_s</text:p>
          </table:table-cell>
          <table:table-cell office:value-type="string" calcext:value-type="string">
            <text:p>iterations_until_mix_is_better</text:p>
          </table:table-cell>
          <table:table-cell table:number-columns-repeated="9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979" calcext:value-type="float">
            <text:p>6979</text:p>
          </table:table-cell>
          <table:table-cell office:value-type="float" office:value="0.064" calcext:value-type="float">
            <text:p>0.064</text:p>
          </table:table-cell>
          <table:table-cell office:value-type="float" office:value="6" calcext:value-type="float">
            <text:p>6</text:p>
          </table:table-cell>
          <table:table-cell office:value-type="float" office:value="9261" calcext:value-type="float">
            <text:p>926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6979" calcext:value-type="float">
            <text:p>6979</text:p>
          </table:table-cell>
          <table:table-cell office:value-type="float" office:value="68.159351" calcext:value-type="float">
            <text:p>68.159351</text:p>
          </table:table-cell>
          <table:table-cell office:value-type="float" office:value="67.193852" calcext:value-type="float">
            <text:p>67.193852</text:p>
          </table:table-cell>
          <table:table-cell office:value-type="float" office:value="67.39548" calcext:value-type="float">
            <text:p>67.39548</text:p>
          </table:table-cell>
          <table:table-cell office:value-type="float" office:value="52.377873" calcext:value-type="float">
            <text:p>52.377873</text:p>
          </table:table-cell>
          <table:table-cell office:value-type="float" office:value="52.828995" calcext:value-type="float">
            <text:p>52.828995</text:p>
          </table:table-cell>
          <table:table-cell office:value-type="float" office:value="51.725911" calcext:value-type="float">
            <text:p>51.725911</text:p>
          </table:table-cell>
          <table:table-cell office:value-type="float" office:value="-0.043549" calcext:value-type="float">
            <text:p>-0.043549</text:p>
          </table:table-cell>
          <table:table-cell office:value-type="float" office:value="-0.01376" calcext:value-type="float">
            <text:p>-0.01376</text:p>
          </table:table-cell>
          <table:table-cell office:value-type="float" office:value="-0.003273" calcext:value-type="float">
            <text:p>-0.003273</text:p>
          </table:table-cell>
          <table:table-cell table:formula="of:=SQRT((MAX([.X2];0)*MAX([.X2];0)+MAX([.Y2];0)*MAX([.Y2];0)+MAX([.Z2];0)*MAX([.Z2];0))/3)" office:value-type="float" office:value="0" calcext:value-type="float">
            <text:p>0</text:p>
          </table:table-cell>
          <table:table-cell table:formula="of:=SQRT(([.U2]*[.U2]+[.V2]*[.V2]+[.W2]*[.W2])/3)" office:value-type="float" office:value="52.3128861164375" calcext:value-type="float">
            <text:p>52.3128861164375</text:p>
          </table:table-cell>
          <table:table-cell table:formula="of:=SQRT(([.R2]*[.R2]+[.S2]*[.S2]+[.T2]*[.T2])/3)" office:value-type="float" office:value="67.5841736892337" calcext:value-type="float">
            <text:p>67.5841736892337</text:p>
          </table:table-cell>
          <table:table-cell table:formula="of:=MAX([.AA2]-(([.AC2]-[.AA2])/([.$C2]-1));0)" office:value-type="float" office:value="0" calcext:value-type="float">
            <text:p>0</text:p>
          </table:table-cell>
          <table:table-cell table:formula="of:=MAX(([.AB2]-[.AA2])/([.$C2]-1);0)" office:value-type="float" office:value="0.00749683091379156" calcext:value-type="float">
            <text:p>0.007496830913792</text:p>
          </table:table-cell>
          <table:table-cell table:formula="of:=MAX(([.AC2]-[.AA2])/([.$C2]-1);0)" office:value-type="float" office:value="0.00968532153758006" calcext:value-type="float">
            <text:p>0.00968532153758</text:p>
          </table:table-cell>
          <table:table-cell office:value-type="float" office:value="125.186155" calcext:value-type="float">
            <text:p>125.186155</text:p>
          </table:table-cell>
          <table:table-cell office:value-type="float" office:value="127.695084" calcext:value-type="float">
            <text:p>127.695084</text:p>
          </table:table-cell>
          <table:table-cell office:value-type="float" office:value="126.398673" calcext:value-type="float">
            <text:p>126.398673</text:p>
          </table:table-cell>
          <table:table-cell office:value-type="float" office:value="39.178851" calcext:value-type="float">
            <text:p>39.178851</text:p>
          </table:table-cell>
          <table:table-cell office:value-type="float" office:value="39.048199" calcext:value-type="float">
            <text:p>39.048199</text:p>
          </table:table-cell>
          <table:table-cell office:value-type="float" office:value="39.543671" calcext:value-type="float">
            <text:p>39.543671</text:p>
          </table:table-cell>
          <table:table-cell office:value-type="float" office:value="0.180422" calcext:value-type="float">
            <text:p>0.180422</text:p>
          </table:table-cell>
          <table:table-cell office:value-type="float" office:value="0.094359" calcext:value-type="float">
            <text:p>0.094359</text:p>
          </table:table-cell>
          <table:table-cell office:value-type="float" office:value="0.011456" calcext:value-type="float">
            <text:p>0.011456</text:p>
          </table:table-cell>
          <table:table-cell table:formula="of:=SQRT((MAX([.AM2];0)*MAX([.AM2];0)+MAX([.AN2];0)*MAX([.AN2];0)+MAX([.AO2];0)*MAX([.AO2];0))/3)" office:value-type="float" office:value="0.117738352433125" calcext:value-type="float">
            <text:p>0.117738352433125</text:p>
          </table:table-cell>
          <table:table-cell table:formula="of:=SQRT(([.AJ2]*[.AJ2]+[.AK2]*[.AK2]+[.AL2]*[.AL2])/3)" office:value-type="float" office:value="39.257466920235" calcext:value-type="float">
            <text:p>39.257466920235</text:p>
          </table:table-cell>
          <table:table-cell table:formula="of:=SQRT(([.AG2]*[.AG2]+[.AH2]*[.AH2]+[.AI2]*[.AI2])/3)" office:value-type="float" office:value="126.430787940296" calcext:value-type="float">
            <text:p>126.430787940296</text:p>
          </table:table-cell>
          <table:table-cell table:formula="of:=MAX([.AP2]-(([.AR2]-[.AP2])/([.$C2]-1));0)" office:value-type="float" office:value="0.0996367402823848" calcext:value-type="float">
            <text:p>0.099636740282385</text:p>
          </table:table-cell>
          <table:table-cell table:formula="of:=MAX(([.AQ2]-[.AP2])/([.$C2]-1);0)" office:value-type="float" office:value="0.00560901813812008" calcext:value-type="float">
            <text:p>0.00560901813812</text:p>
          </table:table-cell>
          <table:table-cell table:formula="of:=MAX(([.AR2]-[.AP2])/([.$C2]-1);0)" office:value-type="float" office:value="0.0181016121507398" calcext:value-type="float">
            <text:p>0.01810161215074</text:p>
          </table:table-cell>
          <table:table-cell table:formula="of:=[.AD2]/[.AS2]" office:value-type="float" office:value="0" calcext:value-type="float">
            <text:p>0</text:p>
          </table:table-cell>
          <table:table-cell table:formula="of:=[.AE2]/[.AT2]" office:value-type="float" office:value="1.3365674221735" calcext:value-type="float">
            <text:p>1.3365674221735</text:p>
          </table:table-cell>
          <table:table-cell table:formula="of:=[.AF2]/[.AU2]" office:value-type="float" office:value="0.535052980747033" calcext:value-type="float">
            <text:p>0.535052980747033</text:p>
          </table:table-cell>
          <table:table-cell table:formula="of:=([.AF2]-[.AU2])/([.AT2]-[.AE2])" office:value-type="float" office:value="4.45822314671335" calcext:value-type="float">
            <text:p>4.45822314671335</text:p>
          </table:table-cell>
          <table:table-cell table:number-columns-repeated="9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468" calcext:value-type="float">
            <text:p>6468</text:p>
          </table:table-cell>
          <table:table-cell office:value-type="float" office:value="0.064" calcext:value-type="float">
            <text:p>0.064</text:p>
          </table:table-cell>
          <table:table-cell office:value-type="float" office:value="9" calcext:value-type="float">
            <text:p>9</text:p>
          </table:table-cell>
          <table:table-cell office:value-type="float" office:value="6859" calcext:value-type="float">
            <text:p>685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6468" calcext:value-type="float">
            <text:p>6468</text:p>
          </table:table-cell>
          <table:table-cell office:value-type="float" office:value="77.920815" calcext:value-type="float">
            <text:p>77.920815</text:p>
          </table:table-cell>
          <table:table-cell office:value-type="float" office:value="76.946564" calcext:value-type="float">
            <text:p>76.946564</text:p>
          </table:table-cell>
          <table:table-cell office:value-type="float" office:value="77.179767" calcext:value-type="float">
            <text:p>77.179767</text:p>
          </table:table-cell>
          <table:table-cell office:value-type="float" office:value="63.235319" calcext:value-type="float">
            <text:p>63.235319</text:p>
          </table:table-cell>
          <table:table-cell office:value-type="float" office:value="63.164037" calcext:value-type="float">
            <text:p>63.164037</text:p>
          </table:table-cell>
          <table:table-cell office:value-type="float" office:value="62.515583" calcext:value-type="float">
            <text:p>62.515583</text:p>
          </table:table-cell>
          <table:table-cell office:value-type="float" office:value="0.049084" calcext:value-type="float">
            <text:p>0.049084</text:p>
          </table:table-cell>
          <table:table-cell office:value-type="float" office:value="0.106543" calcext:value-type="float">
            <text:p>0.106543</text:p>
          </table:table-cell>
          <table:table-cell office:value-type="float" office:value="-0.001315" calcext:value-type="float">
            <text:p>-0.001315</text:p>
          </table:table-cell>
          <table:table-cell table:formula="of:=SQRT((MAX([.X3];0)*MAX([.X3];0)+MAX([.Y3];0)*MAX([.Y3];0)+MAX([.Z3];0)*MAX([.Z3];0))/3)" office:value-type="float" office:value="0.0677265332175409" calcext:value-type="float">
            <text:p>0.067726533217541</text:p>
          </table:table-cell>
          <table:table-cell table:formula="of:=SQRT(([.U3]*[.U3]+[.V3]*[.V3]+[.W3]*[.W3])/3)" office:value-type="float" office:value="62.9724787956321" calcext:value-type="float">
            <text:p>62.9724787956321</text:p>
          </table:table-cell>
          <table:table-cell table:formula="of:=SQRT(([.R3]*[.R3]+[.S3]*[.S3]+[.T3]*[.T3])/3)" office:value-type="float" office:value="77.350163877966" calcext:value-type="float">
            <text:p>77.350163877966</text:p>
          </table:table-cell>
          <table:table-cell table:formula="of:=MAX([.AA3]-(([.AC3]-[.AA3])/([.$C3]-1));0)" office:value-type="float" office:value="0.0557762568382694" calcext:value-type="float">
            <text:p>0.055776256838269</text:p>
          </table:table-cell>
          <table:table-cell table:formula="of:=MAX(([.AB3]-[.AA3])/([.$C3]-1);0)" office:value-type="float" office:value="0.0097270376159602" calcext:value-type="float">
            <text:p>0.00972703761596</text:p>
          </table:table-cell>
          <table:table-cell table:formula="of:=MAX(([.AC3]-[.AA3])/([.$C3]-1);0)" office:value-type="float" office:value="0.0119502763792715" calcext:value-type="float">
            <text:p>0.011950276379272</text:p>
          </table:table-cell>
          <table:table-cell office:value-type="float" office:value="133.962196" calcext:value-type="float">
            <text:p>133.962196</text:p>
          </table:table-cell>
          <table:table-cell office:value-type="float" office:value="135.373896" calcext:value-type="float">
            <text:p>135.373896</text:p>
          </table:table-cell>
          <table:table-cell office:value-type="float" office:value="137.86738" calcext:value-type="float">
            <text:p>137.86738</text:p>
          </table:table-cell>
          <table:table-cell office:value-type="float" office:value="45.111603" calcext:value-type="float">
            <text:p>45.111603</text:p>
          </table:table-cell>
          <table:table-cell office:value-type="float" office:value="44.314577" calcext:value-type="float">
            <text:p>44.314577</text:p>
          </table:table-cell>
          <table:table-cell office:value-type="float" office:value="44.292262" calcext:value-type="float">
            <text:p>44.292262</text:p>
          </table:table-cell>
          <table:table-cell office:value-type="float" office:value="0.203789" calcext:value-type="float">
            <text:p>0.203789</text:p>
          </table:table-cell>
          <table:table-cell office:value-type="float" office:value="0.011944" calcext:value-type="float">
            <text:p>0.011944</text:p>
          </table:table-cell>
          <table:table-cell office:value-type="float" office:value="0.160879" calcext:value-type="float">
            <text:p>0.160879</text:p>
          </table:table-cell>
          <table:table-cell table:formula="of:=SQRT((MAX([.AM3];0)*MAX([.AM3];0)+MAX([.AN3];0)*MAX([.AN3];0)+MAX([.AO3];0)*MAX([.AO3];0))/3)" office:value-type="float" office:value="0.150060730259452" calcext:value-type="float">
            <text:p>0.150060730259452</text:p>
          </table:table-cell>
          <table:table-cell table:formula="of:=SQRT(([.AJ3]*[.AJ3]+[.AK3]*[.AK3]+[.AL3]*[.AL3])/3)" office:value-type="float" office:value="44.574443099887" calcext:value-type="float">
            <text:p>44.574443099887</text:p>
          </table:table-cell>
          <table:table-cell table:formula="of:=SQRT(([.AG3]*[.AG3]+[.AH3]*[.AH3]+[.AI3]*[.AI3])/3)" office:value-type="float" office:value="135.744092742466" calcext:value-type="float">
            <text:p>135.744092742466</text:p>
          </table:table-cell>
          <table:table-cell table:formula="of:=MAX([.AP3]-(([.AR3]-[.AP3])/([.$C3]-1));0)" office:value-type="float" office:value="0.129093661755941" calcext:value-type="float">
            <text:p>0.129093661755941</text:p>
          </table:table-cell>
          <table:table-cell table:formula="of:=MAX(([.AQ3]-[.AP3])/([.$C3]-1);0)" office:value-type="float" office:value="0.00686939575840846" calcext:value-type="float">
            <text:p>0.006869395758408</text:p>
          </table:table-cell>
          <table:table-cell table:formula="of:=MAX(([.AR3]-[.AP3])/([.$C3]-1);0)" office:value-type="float" office:value="0.0209670685035111" calcext:value-type="float">
            <text:p>0.020967068503511</text:p>
          </table:table-cell>
          <table:table-cell table:formula="of:=[.AD3]/[.AS3]" office:value-type="float" office:value="0.432060382203099" calcext:value-type="float">
            <text:p>0.432060382203099</text:p>
          </table:table-cell>
          <table:table-cell table:formula="of:=[.AE3]/[.AT3]" office:value-type="float" office:value="1.41599610184838" calcext:value-type="float">
            <text:p>1.41599610184838</text:p>
          </table:table-cell>
          <table:table-cell table:formula="of:=[.AF3]/[.AU3]" office:value-type="float" office:value="0.569954563618193" calcext:value-type="float">
            <text:p>0.569954563618193</text:p>
          </table:table-cell>
          <table:table-cell table:formula="of:=([.AF3]-[.AU3])/([.AT3]-[.AE3])" office:value-type="float" office:value="3.15532616531756" calcext:value-type="float">
            <text:p>3.15532616531756</text:p>
          </table:table-cell>
          <table:table-cell table:number-columns-repeated="9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7384" calcext:value-type="float">
            <text:p>7384</text:p>
          </table:table-cell>
          <table:table-cell office:value-type="float" office:value="0.064" calcext:value-type="float">
            <text:p>0.064</text:p>
          </table:table-cell>
          <table:table-cell office:value-type="float" office:value="18" calcext:value-type="float">
            <text:p>18</text:p>
          </table:table-cell>
          <table:table-cell office:value-type="float" office:value="3375" calcext:value-type="float">
            <text:p>337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7384" calcext:value-type="float">
            <text:p>7384</text:p>
          </table:table-cell>
          <table:table-cell office:value-type="float" office:value="143.10266" calcext:value-type="float">
            <text:p>143.10266</text:p>
          </table:table-cell>
          <table:table-cell office:value-type="float" office:value="141.755546" calcext:value-type="float">
            <text:p>141.755546</text:p>
          </table:table-cell>
          <table:table-cell office:value-type="float" office:value="142.165181" calcext:value-type="float">
            <text:p>142.165181</text:p>
          </table:table-cell>
          <table:table-cell office:value-type="float" office:value="125.025564" calcext:value-type="float">
            <text:p>125.025564</text:p>
          </table:table-cell>
          <table:table-cell office:value-type="float" office:value="124.583872" calcext:value-type="float">
            <text:p>124.583872</text:p>
          </table:table-cell>
          <table:table-cell office:value-type="float" office:value="124.626307" calcext:value-type="float">
            <text:p>124.626307</text:p>
          </table:table-cell>
          <table:table-cell office:value-type="float" office:value="0.124685" calcext:value-type="float">
            <text:p>0.124685</text:p>
          </table:table-cell>
          <table:table-cell office:value-type="float" office:value="0.108127" calcext:value-type="float">
            <text:p>0.108127</text:p>
          </table:table-cell>
          <table:table-cell office:value-type="float" office:value="-0.014188" calcext:value-type="float">
            <text:p>-0.014188</text:p>
          </table:table-cell>
          <table:table-cell table:formula="of:=SQRT((MAX([.X4];0)*MAX([.X4];0)+MAX([.Y4];0)*MAX([.Y4];0)+MAX([.Z4];0)*MAX([.Z4];0))/3)" office:value-type="float" office:value="0.0952851813487631" calcext:value-type="float">
            <text:p>0.095285181348763</text:p>
          </table:table-cell>
          <table:table-cell table:formula="of:=SQRT(([.U4]*[.U4]+[.V4]*[.V4]+[.W4]*[.W4])/3)" office:value-type="float" office:value="124.745406344935" calcext:value-type="float">
            <text:p>124.745406344935</text:p>
          </table:table-cell>
          <table:table-cell table:formula="of:=SQRT(([.R4]*[.R4]+[.S4]*[.S4]+[.T4]*[.T4])/3)" office:value-type="float" office:value="142.34224578997" calcext:value-type="float">
            <text:p>142.34224578997</text:p>
          </table:table-cell>
          <table:table-cell table:formula="of:=MAX([.AA4]-(([.AC4]-[.AA4])/([.$C4]-1));0)" office:value-type="float" office:value="0.0760183574819581" calcext:value-type="float">
            <text:p>0.076018357481958</text:p>
          </table:table-cell>
          <table:table-cell table:formula="of:=MAX(([.AB4]-[.AA4])/([.$C4]-1);0)" office:value-type="float" office:value="0.0168833971506957" calcext:value-type="float">
            <text:p>0.016883397150696</text:p>
          </table:table-cell>
          <table:table-cell table:formula="of:=MAX(([.AC4]-[.AA4])/([.$C4]-1);0)" office:value-type="float" office:value="0.019266823866805" calcext:value-type="float">
            <text:p>0.019266823866805</text:p>
          </table:table-cell>
          <table:table-cell office:value-type="float" office:value="262.362618" calcext:value-type="float">
            <text:p>262.362618</text:p>
          </table:table-cell>
          <table:table-cell office:value-type="float" office:value="256.444145" calcext:value-type="float">
            <text:p>256.444145</text:p>
          </table:table-cell>
          <table:table-cell office:value-type="float" office:value="258.824192" calcext:value-type="float">
            <text:p>258.824192</text:p>
          </table:table-cell>
          <table:table-cell office:value-type="float" office:value="75.187915" calcext:value-type="float">
            <text:p>75.187915</text:p>
          </table:table-cell>
          <table:table-cell office:value-type="float" office:value="76.26743" calcext:value-type="float">
            <text:p>76.26743</text:p>
          </table:table-cell>
          <table:table-cell office:value-type="float" office:value="75.726111" calcext:value-type="float">
            <text:p>75.726111</text:p>
          </table:table-cell>
          <table:table-cell office:value-type="float" office:value="0.211938" calcext:value-type="float">
            <text:p>0.211938</text:p>
          </table:table-cell>
          <table:table-cell office:value-type="float" office:value="0.172604" calcext:value-type="float">
            <text:p>0.172604</text:p>
          </table:table-cell>
          <table:table-cell office:value-type="float" office:value="0.08699" calcext:value-type="float">
            <text:p>0.08699</text:p>
          </table:table-cell>
          <table:table-cell table:formula="of:=SQRT((MAX([.AM4];0)*MAX([.AM4];0)+MAX([.AN4];0)*MAX([.AN4];0)+MAX([.AO4];0)*MAX([.AO4];0))/3)" office:value-type="float" office:value="0.165607081933916" calcext:value-type="float">
            <text:p>0.165607081933916</text:p>
          </table:table-cell>
          <table:table-cell table:formula="of:=SQRT(([.AJ4]*[.AJ4]+[.AK4]*[.AK4]+[.AL4]*[.AL4])/3)" office:value-type="float" office:value="75.7284343956228" calcext:value-type="float">
            <text:p>75.7284343956228</text:p>
          </table:table-cell>
          <table:table-cell table:formula="of:=SQRT(([.AG4]*[.AG4]+[.AH4]*[.AH4]+[.AI4]*[.AI4])/3)" office:value-type="float" office:value="259.221723107875" calcext:value-type="float">
            <text:p>259.221723107875</text:p>
          </table:table-cell>
          <table:table-cell table:formula="of:=MAX([.AP4]-(([.AR4]-[.AP4])/([.$C4]-1));0)" office:value-type="float" office:value="0.130518890680233" calcext:value-type="float">
            <text:p>0.130518890680233</text:p>
          </table:table-cell>
          <table:table-cell table:formula="of:=MAX(([.AQ4]-[.AP4])/([.$C4]-1);0)" office:value-type="float" office:value="0.0102347050404563" calcext:value-type="float">
            <text:p>0.010234705040456</text:p>
          </table:table-cell>
          <table:table-cell table:formula="of:=MAX(([.AR4]-[.AP4])/([.$C4]-1);0)" office:value-type="float" office:value="0.035088191253683" calcext:value-type="float">
            <text:p>0.035088191253683</text:p>
          </table:table-cell>
          <table:table-cell table:formula="of:=[.AD4]/[.AS4]" office:value-type="float" office:value="0.582431838684568" calcext:value-type="float">
            <text:p>0.582431838684568</text:p>
          </table:table-cell>
          <table:table-cell table:formula="of:=[.AE4]/[.AT4]" office:value-type="float" office:value="1.64962224939146" calcext:value-type="float">
            <text:p>1.64962224939146</text:p>
          </table:table-cell>
          <table:table-cell table:formula="of:=[.AF4]/[.AU4]" office:value-type="float" office:value="0.5490970944472" calcext:value-type="float">
            <text:p>0.5490970944472</text:p>
          </table:table-cell>
          <table:table-cell table:formula="of:=([.AF4]-[.AU4])/([.AT4]-[.AE4])" office:value-type="float" office:value="2.37962100283035" calcext:value-type="float">
            <text:p>2.37962100283035</text:p>
          </table:table-cell>
          <table:table-cell table:number-columns-repeated="9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4184" calcext:value-type="float">
            <text:p>4184</text:p>
          </table:table-cell>
          <table:table-cell office:value-type="float" office:value="0.064" calcext:value-type="float">
            <text:p>0.064</text:p>
          </table:table-cell>
          <table:table-cell office:value-type="float" office:value="29" calcext:value-type="float">
            <text:p>29</text:p>
          </table:table-cell>
          <table:table-cell office:value-type="float" office:value="2197" calcext:value-type="float">
            <text:p>219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4184" calcext:value-type="float">
            <text:p>4184</text:p>
          </table:table-cell>
          <table:table-cell office:value-type="float" office:value="145.233401" calcext:value-type="float">
            <text:p>145.233401</text:p>
          </table:table-cell>
          <table:table-cell office:value-type="float" office:value="145.520313" calcext:value-type="float">
            <text:p>145.520313</text:p>
          </table:table-cell>
          <table:table-cell office:value-type="float" office:value="144.925759" calcext:value-type="float">
            <text:p>144.925759</text:p>
          </table:table-cell>
          <table:table-cell office:value-type="float" office:value="134.253195" calcext:value-type="float">
            <text:p>134.253195</text:p>
          </table:table-cell>
          <table:table-cell office:value-type="float" office:value="134.233055" calcext:value-type="float">
            <text:p>134.233055</text:p>
          </table:table-cell>
          <table:table-cell office:value-type="float" office:value="134.563551" calcext:value-type="float">
            <text:p>134.563551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0.105485" calcext:value-type="float">
            <text:p>0.105485</text:p>
          </table:table-cell>
          <table:table-cell office:value-type="float" office:value="0.064816" calcext:value-type="float">
            <text:p>0.064816</text:p>
          </table:table-cell>
          <table:table-cell table:formula="of:=SQRT((MAX([.X5];0)*MAX([.X5];0)+MAX([.Y5];0)*MAX([.Y5];0)+MAX([.Z5];0)*MAX([.Z5];0))/3)" office:value-type="float" office:value="0.071609014053167" calcext:value-type="float">
            <text:p>0.071609014053167</text:p>
          </table:table-cell>
          <table:table-cell table:formula="of:=SQRT(([.U5]*[.U5]+[.V5]*[.V5]+[.W5]*[.W5])/3)" office:value-type="float" office:value="134.350018831497" calcext:value-type="float">
            <text:p>134.350018831497</text:p>
          </table:table-cell>
          <table:table-cell table:formula="of:=SQRT(([.R5]*[.R5]+[.S5]*[.S5]+[.T5]*[.T5])/3)" office:value-type="float" office:value="145.22669392295" calcext:value-type="float">
            <text:p>145.22669392295</text:p>
          </table:table-cell>
          <table:table-cell table:formula="of:=MAX([.AA5]-(([.AC5]-[.AA5])/([.$C5]-1));0)" office:value-type="float" office:value="0.0369078223465217" calcext:value-type="float">
            <text:p>0.036907822346522</text:p>
          </table:table-cell>
          <table:table-cell table:formula="of:=MAX(([.AB5]-[.AA5])/([.$C5]-1);0)" office:value-type="float" office:value="0.0321009825047678" calcext:value-type="float">
            <text:p>0.032100982504768</text:p>
          </table:table-cell>
          <table:table-cell table:formula="of:=MAX(([.AC5]-[.AA5])/([.$C5]-1);0)" office:value-type="float" office:value="0.0347011917066453" calcext:value-type="float">
            <text:p>0.034701191706645</text:p>
          </table:table-cell>
          <table:table-cell office:value-type="float" office:value="265.743454" calcext:value-type="float">
            <text:p>265.743454</text:p>
          </table:table-cell>
          <table:table-cell office:value-type="float" office:value="264.63853" calcext:value-type="float">
            <text:p>264.63853</text:p>
          </table:table-cell>
          <table:table-cell office:value-type="float" office:value="272.711455" calcext:value-type="float">
            <text:p>272.711455</text:p>
          </table:table-cell>
          <table:table-cell office:value-type="float" office:value="91.987652" calcext:value-type="float">
            <text:p>91.987652</text:p>
          </table:table-cell>
          <table:table-cell office:value-type="float" office:value="92.030407" calcext:value-type="float">
            <text:p>92.030407</text:p>
          </table:table-cell>
          <table:table-cell office:value-type="float" office:value="91.811756" calcext:value-type="float">
            <text:p>91.811756</text:p>
          </table:table-cell>
          <table:table-cell office:value-type="float" office:value="0.114368" calcext:value-type="float">
            <text:p>0.114368</text:p>
          </table:table-cell>
          <table:table-cell office:value-type="float" office:value="0.258891" calcext:value-type="float">
            <text:p>0.258891</text:p>
          </table:table-cell>
          <table:table-cell office:value-type="float" office:value="0.262541" calcext:value-type="float">
            <text:p>0.262541</text:p>
          </table:table-cell>
          <table:table-cell table:formula="of:=SQRT((MAX([.AM5];0)*MAX([.AM5];0)+MAX([.AN5];0)*MAX([.AN5];0)+MAX([.AO5];0)*MAX([.AO5];0))/3)" office:value-type="float" office:value="0.222884399024846" calcext:value-type="float">
            <text:p>0.222884399024846</text:p>
          </table:table-cell>
          <table:table-cell table:formula="of:=SQRT(([.AJ5]*[.AJ5]+[.AK5]*[.AK5]+[.AL5]*[.AL5])/3)" office:value-type="float" office:value="91.9433203534697" calcext:value-type="float">
            <text:p>91.9433203534697</text:p>
          </table:table-cell>
          <table:table-cell table:formula="of:=SQRT(([.AG5]*[.AG5]+[.AH5]*[.AH5]+[.AI5]*[.AI5])/3)" office:value-type="float" office:value="267.721666781397" calcext:value-type="float">
            <text:p>267.721666781397</text:p>
          </table:table-cell>
          <table:table-cell table:formula="of:=MAX([.AP5]-(([.AR5]-[.AP5])/([.$C5]-1));0)" office:value-type="float" office:value="0.158935371441204" calcext:value-type="float">
            <text:p>0.158935371441204</text:p>
          </table:table-cell>
          <table:table-cell table:formula="of:=MAX(([.AQ5]-[.AP5])/([.$C5]-1);0)" office:value-type="float" office:value="0.0219269509812204" calcext:value-type="float">
            <text:p>0.02192695098122</text:p>
          </table:table-cell>
          <table:table-cell table:formula="of:=MAX(([.AR5]-[.AP5])/([.$C5]-1);0)" office:value-type="float" office:value="0.0639490275836414" calcext:value-type="float">
            <text:p>0.063949027583642</text:p>
          </table:table-cell>
          <table:table-cell table:formula="of:=[.AD5]/[.AS5]" office:value-type="float" office:value="0.232219058676786" calcext:value-type="float">
            <text:p>0.232219058676786</text:p>
          </table:table-cell>
          <table:table-cell table:formula="of:=[.AE5]/[.AT5]" office:value-type="float" office:value="1.46399663739209" calcext:value-type="float">
            <text:p>1.46399663739209</text:p>
          </table:table-cell>
          <table:table-cell table:formula="of:=[.AF5]/[.AU5]" office:value-type="float" office:value="0.542638301438723" calcext:value-type="float">
            <text:p>0.542638301438723</text:p>
          </table:table-cell>
          <table:table-cell table:formula="of:=([.AF5]-[.AU5])/([.AT5]-[.AE5])" office:value-type="float" office:value="2.87475380917616" calcext:value-type="float">
            <text:p>2.87475380917616</text:p>
          </table:table-cell>
          <table:table-cell table:number-columns-repeated="9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1908" calcext:value-type="float">
            <text:p>1908</text:p>
          </table:table-cell>
          <table:table-cell office:value-type="float" office:value="0.064" calcext:value-type="float">
            <text:p>0.064</text:p>
          </table:table-cell>
          <table:table-cell office:value-type="float" office:value="48" calcext:value-type="float">
            <text:p>48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1908" calcext:value-type="float">
            <text:p>1908</text:p>
          </table:table-cell>
          <table:table-cell office:value-type="float" office:value="98.621223" calcext:value-type="float">
            <text:p>98.621223</text:p>
          </table:table-cell>
          <table:table-cell office:value-type="float" office:value="101.306765" calcext:value-type="float">
            <text:p>101.306765</text:p>
          </table:table-cell>
          <table:table-cell office:value-type="float" office:value="105.722763" calcext:value-type="float">
            <text:p>105.722763</text:p>
          </table:table-cell>
          <table:table-cell office:value-type="float" office:value="98.507073" calcext:value-type="float">
            <text:p>98.507073</text:p>
          </table:table-cell>
          <table:table-cell office:value-type="float" office:value="94.588572" calcext:value-type="float">
            <text:p>94.588572</text:p>
          </table:table-cell>
          <table:table-cell office:value-type="float" office:value="94.134725" calcext:value-type="float">
            <text:p>94.134725</text:p>
          </table:table-cell>
          <table:table-cell office:value-type="float" office:value="0.157275" calcext:value-type="float">
            <text:p>0.157275</text:p>
          </table:table-cell>
          <table:table-cell office:value-type="float" office:value="0.155817" calcext:value-type="float">
            <text:p>0.155817</text:p>
          </table:table-cell>
          <table:table-cell office:value-type="float" office:value="0.084807" calcext:value-type="float">
            <text:p>0.084807</text:p>
          </table:table-cell>
          <table:table-cell table:formula="of:=SQRT((MAX([.X6];0)*MAX([.X6];0)+MAX([.Y6];0)*MAX([.Y6];0)+MAX([.Z6];0)*MAX([.Z6];0))/3)" office:value-type="float" office:value="0.136877792650963" calcext:value-type="float">
            <text:p>0.136877792650963</text:p>
          </table:table-cell>
          <table:table-cell table:formula="of:=SQRT(([.U6]*[.U6]+[.V6]*[.V6]+[.W6]*[.W6])/3)" office:value-type="float" office:value="95.7635766438231" calcext:value-type="float">
            <text:p>95.7635766438231</text:p>
          </table:table-cell>
          <table:table-cell table:formula="of:=SQRT(([.R6]*[.R6]+[.S6]*[.S6]+[.T6]*[.T6])/3)" office:value-type="float" office:value="101.925640995671" calcext:value-type="float">
            <text:p>101.925640995671</text:p>
          </table:table-cell>
          <table:table-cell table:formula="of:=MAX([.AA6]-(([.AC6]-[.AA6])/([.$C6]-1));0)" office:value-type="float" office:value="0.083501409219909" calcext:value-type="float">
            <text:p>0.083501409219909</text:p>
          </table:table-cell>
          <table:table-cell table:formula="of:=MAX(([.AB6]-[.AA6])/([.$C6]-1);0)" office:value-type="float" office:value="0.0501450964085853" calcext:value-type="float">
            <text:p>0.050145096408585</text:p>
          </table:table-cell>
          <table:table-cell table:formula="of:=MAX(([.AC6]-[.AA6])/([.$C6]-1);0)" office:value-type="float" office:value="0.0533763834310539" calcext:value-type="float">
            <text:p>0.053376383431054</text:p>
          </table:table-cell>
          <table:table-cell office:value-type="float" office:value="204.988523" calcext:value-type="float">
            <text:p>204.988523</text:p>
          </table:table-cell>
          <table:table-cell office:value-type="float" office:value="208.246054" calcext:value-type="float">
            <text:p>208.246054</text:p>
          </table:table-cell>
          <table:table-cell office:value-type="float" office:value="204.66116" calcext:value-type="float">
            <text:p>204.66116</text:p>
          </table:table-cell>
          <table:table-cell office:value-type="float" office:value="66.940412" calcext:value-type="float">
            <text:p>66.940412</text:p>
          </table:table-cell>
          <table:table-cell office:value-type="float" office:value="67.839793" calcext:value-type="float">
            <text:p>67.839793</text:p>
          </table:table-cell>
          <table:table-cell office:value-type="float" office:value="68.095758" calcext:value-type="float">
            <text:p>68.095758</text:p>
          </table:table-cell>
          <table:table-cell office:value-type="float" office:value="0.192563" calcext:value-type="float">
            <text:p>0.192563</text:p>
          </table:table-cell>
          <table:table-cell office:value-type="float" office:value="0.24526" calcext:value-type="float">
            <text:p>0.24526</text:p>
          </table:table-cell>
          <table:table-cell office:value-type="float" office:value="0.207328" calcext:value-type="float">
            <text:p>0.207328</text:p>
          </table:table-cell>
          <table:table-cell table:formula="of:=SQRT((MAX([.AM6];0)*MAX([.AM6];0)+MAX([.AN6];0)*MAX([.AN6];0)+MAX([.AO6];0)*MAX([.AO6];0))/3)" office:value-type="float" office:value="0.216192719699346" calcext:value-type="float">
            <text:p>0.216192719699346</text:p>
          </table:table-cell>
          <table:table-cell table:formula="of:=SQRT(([.AJ6]*[.AJ6]+[.AK6]*[.AK6]+[.AL6]*[.AL6])/3)" office:value-type="float" office:value="67.6271359012223" calcext:value-type="float">
            <text:p>67.6271359012223</text:p>
          </table:table-cell>
          <table:table-cell table:formula="of:=SQRT(([.AG6]*[.AG6]+[.AH6]*[.AH6]+[.AI6]*[.AI6])/3)" office:value-type="float" office:value="205.971603205262" calcext:value-type="float">
            <text:p>205.971603205262</text:p>
          </table:table-cell>
          <table:table-cell table:formula="of:=MAX([.AP6]-(([.AR6]-[.AP6])/([.$C6]-1));0)" office:value-type="float" office:value="0.108297905600991" calcext:value-type="float">
            <text:p>0.108297905600991</text:p>
          </table:table-cell>
          <table:table-cell table:formula="of:=MAX(([.AQ6]-[.AP6])/([.$C6]-1);0)" office:value-type="float" office:value="0.0353492098487273" calcext:value-type="float">
            <text:p>0.035349209848727</text:p>
          </table:table-cell>
          <table:table-cell table:formula="of:=MAX(([.AR6]-[.AP6])/([.$C6]-1);0)" office:value-type="float" office:value="0.107894814098355" calcext:value-type="float">
            <text:p>0.107894814098355</text:p>
          </table:table-cell>
          <table:table-cell table:formula="of:=[.AD6]/[.AS6]" office:value-type="float" office:value="0.771034386644176" calcext:value-type="float">
            <text:p>0.771034386644176</text:p>
          </table:table-cell>
          <table:table-cell table:formula="of:=[.AE6]/[.AT6]" office:value-type="float" office:value="1.4185634310689" calcext:value-type="float">
            <text:p>1.4185634310689</text:p>
          </table:table-cell>
          <table:table-cell table:formula="of:=[.AF6]/[.AU6]" office:value-type="float" office:value="0.49470758976791" calcext:value-type="float">
            <text:p>0.49470758976791</text:p>
          </table:table-cell>
          <table:table-cell table:formula="of:=([.AF6]-[.AU6])/([.AT6]-[.AE6])" office:value-type="float" office:value="3.68470185593422" calcext:value-type="float">
            <text:p>3.68470185593422</text:p>
          </table:table-cell>
          <table:table-cell table:number-columns-repeated="9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1144" calcext:value-type="float">
            <text:p>1144</text:p>
          </table:table-cell>
          <table:table-cell office:value-type="float" office:value="0.064" calcext:value-type="float">
            <text:p>0.064</text:p>
          </table:table-cell>
          <table:table-cell office:value-type="float" office:value="87" calcext:value-type="float">
            <text:p>87</text:p>
          </table:table-cell>
          <table:table-cell office:value-type="float" office:value="729" calcext:value-type="float">
            <text:p>729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1144" calcext:value-type="float">
            <text:p>1144</text:p>
          </table:table-cell>
          <table:table-cell office:value-type="float" office:value="152.580419" calcext:value-type="float">
            <text:p>152.580419</text:p>
          </table:table-cell>
          <table:table-cell office:value-type="float" office:value="153.333436" calcext:value-type="float">
            <text:p>153.333436</text:p>
          </table:table-cell>
          <table:table-cell office:value-type="float" office:value="156.088443" calcext:value-type="float">
            <text:p>156.088443</text:p>
          </table:table-cell>
          <table:table-cell office:value-type="float" office:value="150.927651" calcext:value-type="float">
            <text:p>150.927651</text:p>
          </table:table-cell>
          <table:table-cell office:value-type="float" office:value="154.888874" calcext:value-type="float">
            <text:p>154.888874</text:p>
          </table:table-cell>
          <table:table-cell office:value-type="float" office:value="151.769254" calcext:value-type="float">
            <text:p>151.769254</text:p>
          </table:table-cell>
          <table:table-cell office:value-type="float" office:value="0.233375" calcext:value-type="float">
            <text:p>0.233375</text:p>
          </table:table-cell>
          <table:table-cell office:value-type="float" office:value="0.133502" calcext:value-type="float">
            <text:p>0.133502</text:p>
          </table:table-cell>
          <table:table-cell office:value-type="float" office:value="0.304776" calcext:value-type="float">
            <text:p>0.304776</text:p>
          </table:table-cell>
          <table:table-cell table:formula="of:=SQRT((MAX([.X7];0)*MAX([.X7];0)+MAX([.Y7];0)*MAX([.Y7];0)+MAX([.Z7];0)*MAX([.Z7];0))/3)" office:value-type="float" office:value="0.234645182353413" calcext:value-type="float">
            <text:p>0.234645182353413</text:p>
          </table:table-cell>
          <table:table-cell table:formula="of:=SQRT(([.U7]*[.U7]+[.V7]*[.V7]+[.W7]*[.W7])/3)" office:value-type="float" office:value="152.538110631499" calcext:value-type="float">
            <text:p>152.538110631499</text:p>
          </table:table-cell>
          <table:table-cell table:formula="of:=SQRT(([.R7]*[.R7]+[.S7]*[.S7]+[.T7]*[.T7])/3)" office:value-type="float" office:value="154.008147940237" calcext:value-type="float">
            <text:p>154.008147940237</text:p>
          </table:table-cell>
          <table:table-cell table:formula="of:=MAX([.AA7]-(([.AC7]-[.AA7])/([.$C7]-1));0)" office:value-type="float" office:value="0.10011018431502" calcext:value-type="float">
            <text:p>0.10011018431502</text:p>
          </table:table-cell>
          <table:table-cell table:formula="of:=MAX(([.AB7]-[.AA7])/([.$C7]-1);0)" office:value-type="float" office:value="0.133248876158483" calcext:value-type="float">
            <text:p>0.133248876158483</text:p>
          </table:table-cell>
          <table:table-cell table:formula="of:=MAX(([.AC7]-[.AA7])/([.$C7]-1);0)" office:value-type="float" office:value="0.134534998038393" calcext:value-type="float">
            <text:p>0.134534998038393</text:p>
          </table:table-cell>
          <table:table-cell office:value-type="float" office:value="261.587654" calcext:value-type="float">
            <text:p>261.587654</text:p>
          </table:table-cell>
          <table:table-cell office:value-type="float" office:value="261.719852" calcext:value-type="float">
            <text:p>261.719852</text:p>
          </table:table-cell>
          <table:table-cell office:value-type="float" office:value="264.604013" calcext:value-type="float">
            <text:p>264.604013</text:p>
          </table:table-cell>
          <table:table-cell office:value-type="float" office:value="85.9386" calcext:value-type="float">
            <text:p>85.9386</text:p>
          </table:table-cell>
          <table:table-cell office:value-type="float" office:value="84.484314" calcext:value-type="float">
            <text:p>84.484314</text:p>
          </table:table-cell>
          <table:table-cell office:value-type="float" office:value="83.347008" calcext:value-type="float">
            <text:p>83.347008</text:p>
          </table:table-cell>
          <table:table-cell office:value-type="float" office:value="0.479569" calcext:value-type="float">
            <text:p>0.479569</text:p>
          </table:table-cell>
          <table:table-cell office:value-type="float" office:value="0.461568" calcext:value-type="float">
            <text:p>0.461568</text:p>
          </table:table-cell>
          <table:table-cell office:value-type="float" office:value="0.457157" calcext:value-type="float">
            <text:p>0.457157</text:p>
          </table:table-cell>
          <table:table-cell table:formula="of:=SQRT((MAX([.AM7];0)*MAX([.AM7];0)+MAX([.AN7];0)*MAX([.AN7];0)+MAX([.AO7];0)*MAX([.AO7];0))/3)" office:value-type="float" office:value="0.466198801311915" calcext:value-type="float">
            <text:p>0.466198801311915</text:p>
          </table:table-cell>
          <table:table-cell table:formula="of:=SQRT(([.AJ7]*[.AJ7]+[.AK7]*[.AK7]+[.AL7]*[.AL7])/3)" office:value-type="float" office:value="84.5966233064548" calcext:value-type="float">
            <text:p>84.5966233064548</text:p>
          </table:table-cell>
          <table:table-cell table:formula="of:=SQRT(([.AG7]*[.AG7]+[.AH7]*[.AH7]+[.AI7]*[.AI7])/3)" office:value-type="float" office:value="262.640860842222" calcext:value-type="float">
            <text:p>262.640860842222</text:p>
          </table:table-cell>
          <table:table-cell table:formula="of:=MAX([.AP7]-(([.AR7]-[.AP7])/([.$C7]-1));0)" office:value-type="float" office:value="0.236824643795809" calcext:value-type="float">
            <text:p>0.236824643795809</text:p>
          </table:table-cell>
          <table:table-cell table:formula="of:=MAX(([.AQ7]-[.AP7])/([.$C7]-1);0)" office:value-type="float" office:value="0.0736049208268967" calcext:value-type="float">
            <text:p>0.073604920826897</text:p>
          </table:table-cell>
          <table:table-cell table:formula="of:=MAX(([.AR7]-[.AP7])/([.$C7]-1);0)" office:value-type="float" office:value="0.229374157516107" calcext:value-type="float">
            <text:p>0.229374157516107</text:p>
          </table:table-cell>
          <table:table-cell table:formula="of:=[.AD7]/[.AS7]" office:value-type="float" office:value="0.422718610320535" calcext:value-type="float">
            <text:p>0.422718610320535</text:p>
          </table:table-cell>
          <table:table-cell table:formula="of:=[.AE7]/[.AT7]" office:value-type="float" office:value="1.81032565026265" calcext:value-type="float">
            <text:p>1.81032565026265</text:p>
          </table:table-cell>
          <table:table-cell table:formula="of:=[.AF7]/[.AU7]" office:value-type="float" office:value="0.586530756102925" calcext:value-type="float">
            <text:p>0.586530756102925</text:p>
          </table:table-cell>
          <table:table-cell table:formula="of:=([.AF7]-[.AU7])/([.AT7]-[.AE7])" office:value-type="float" office:value="1.59008836604585" calcext:value-type="float">
            <text:p>1.59008836604585</text:p>
          </table:table-cell>
          <table:table-cell table:number-columns-repeated="9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float" office:value="391" calcext:value-type="float">
            <text:p>391</text:p>
          </table:table-cell>
          <table:table-cell office:value-type="float" office:value="0.064" calcext:value-type="float">
            <text:p>0.064</text:p>
          </table:table-cell>
          <table:table-cell office:value-type="float" office:value="186" calcext:value-type="float">
            <text:p>186</text:p>
          </table:table-cell>
          <table:table-cell office:value-type="float" office:value="343" calcext:value-type="float">
            <text:p>343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391" calcext:value-type="float">
            <text:p>391</text:p>
          </table:table-cell>
          <table:table-cell office:value-type="float" office:value="159.470551" calcext:value-type="float">
            <text:p>159.470551</text:p>
          </table:table-cell>
          <table:table-cell office:value-type="float" office:value="163.434736" calcext:value-type="float">
            <text:p>163.434736</text:p>
          </table:table-cell>
          <table:table-cell office:value-type="float" office:value="160.509516" calcext:value-type="float">
            <text:p>160.509516</text:p>
          </table:table-cell>
          <table:table-cell office:value-type="float" office:value="158.025584" calcext:value-type="float">
            <text:p>158.025584</text:p>
          </table:table-cell>
          <table:table-cell office:value-type="float" office:value="159.500625" calcext:value-type="float">
            <text:p>159.500625</text:p>
          </table:table-cell>
          <table:table-cell office:value-type="float" office:value="159.598882" calcext:value-type="float">
            <text:p>159.598882</text:p>
          </table:table-cell>
          <table:table-cell office:value-type="float" office:value="0.454728" calcext:value-type="float">
            <text:p>0.454728</text:p>
          </table:table-cell>
          <table:table-cell office:value-type="float" office:value="0.367405" calcext:value-type="float">
            <text:p>0.367405</text:p>
          </table:table-cell>
          <table:table-cell office:value-type="float" office:value="0.376458" calcext:value-type="float">
            <text:p>0.376458</text:p>
          </table:table-cell>
          <table:table-cell table:formula="of:=SQRT((MAX([.X8];0)*MAX([.X8];0)+MAX([.Y8];0)*MAX([.Y8];0)+MAX([.Z8];0)*MAX([.Z8];0))/3)" office:value-type="float" office:value="0.401449296828794" calcext:value-type="float">
            <text:p>0.401449296828794</text:p>
          </table:table-cell>
          <table:table-cell table:formula="of:=SQRT(([.U8]*[.U8]+[.V8]*[.V8]+[.W8]*[.W8])/3)" office:value-type="float" office:value="159.043325029777" calcext:value-type="float">
            <text:p>159.043325029777</text:p>
          </table:table-cell>
          <table:table-cell table:formula="of:=SQRT(([.R8]*[.R8]+[.S8]*[.S8]+[.T8]*[.T8])/3)" office:value-type="float" office:value="161.147007722956" calcext:value-type="float">
            <text:p>161.147007722956</text:p>
          </table:table-cell>
          <table:table-cell table:formula="of:=MAX([.AA8]-(([.AC8]-[.AA8])/([.$C8]-1));0)" office:value-type="float" office:value="0" calcext:value-type="float">
            <text:p>0</text:p>
          </table:table-cell>
          <table:table-cell table:formula="of:=MAX(([.AB8]-[.AA8])/([.$C8]-1);0)" office:value-type="float" office:value="0.406774040340892" calcext:value-type="float">
            <text:p>0.406774040340892</text:p>
          </table:table-cell>
          <table:table-cell table:formula="of:=MAX(([.AC8]-[.AA8])/([.$C8]-1);0)" office:value-type="float" office:value="0.412168098528532" calcext:value-type="float">
            <text:p>0.412168098528532</text:p>
          </table:table-cell>
          <table:table-cell office:value-type="float" office:value="276.420015" calcext:value-type="float">
            <text:p>276.420015</text:p>
          </table:table-cell>
          <table:table-cell office:value-type="float" office:value="278.164762" calcext:value-type="float">
            <text:p>278.164762</text:p>
          </table:table-cell>
          <table:table-cell office:value-type="float" office:value="278.607578" calcext:value-type="float">
            <text:p>278.607578</text:p>
          </table:table-cell>
          <table:table-cell office:value-type="float" office:value="65.203375" calcext:value-type="float">
            <text:p>65.203375</text:p>
          </table:table-cell>
          <table:table-cell office:value-type="float" office:value="65.684515" calcext:value-type="float">
            <text:p>65.684515</text:p>
          </table:table-cell>
          <table:table-cell office:value-type="float" office:value="65.447093" calcext:value-type="float">
            <text:p>65.447093</text:p>
          </table:table-cell>
          <table:table-cell office:value-type="float" office:value="0.934114" calcext:value-type="float">
            <text:p>0.934114</text:p>
          </table:table-cell>
          <table:table-cell office:value-type="float" office:value="0.955169" calcext:value-type="float">
            <text:p>0.955169</text:p>
          </table:table-cell>
          <table:table-cell office:value-type="float" office:value="0.992919" calcext:value-type="float">
            <text:p>0.992919</text:p>
          </table:table-cell>
          <table:table-cell table:formula="of:=SQRT((MAX([.AM8];0)*MAX([.AM8];0)+MAX([.AN8];0)*MAX([.AN8];0)+MAX([.AO8];0)*MAX([.AO8];0))/3)" office:value-type="float" office:value="0.961041956093836" calcext:value-type="float">
            <text:p>0.961041956093836</text:p>
          </table:table-cell>
          <table:table-cell table:formula="of:=SQRT(([.AJ8]*[.AJ8]+[.AK8]*[.AK8]+[.AL8]*[.AL8])/3)" office:value-type="float" office:value="65.4452891208285" calcext:value-type="float">
            <text:p>65.4452891208285</text:p>
          </table:table-cell>
          <table:table-cell table:formula="of:=SQRT(([.AG8]*[.AG8]+[.AH8]*[.AH8]+[.AI8]*[.AI8])/3)" office:value-type="float" office:value="277.732390398949" calcext:value-type="float">
            <text:p>277.732390398949</text:p>
          </table:table-cell>
          <table:table-cell table:formula="of:=MAX([.AP8]-(([.AR8]-[.AP8])/([.$C8]-1));0)" office:value-type="float" office:value="0.251371831881386" calcext:value-type="float">
            <text:p>0.251371831881386</text:p>
          </table:table-cell>
          <table:table-cell table:formula="of:=MAX(([.AQ8]-[.AP8])/([.$C8]-1);0)" office:value-type="float" office:value="0.16534422349932" calcext:value-type="float">
            <text:p>0.16534422349932</text:p>
          </table:table-cell>
          <table:table-cell table:formula="of:=MAX(([.AR8]-[.AP8])/([.$C8]-1);0)" office:value-type="float" office:value="0.70967012421245" calcext:value-type="float">
            <text:p>0.70967012421245</text:p>
          </table:table-cell>
          <table:table-cell table:formula="of:=[.AD8]/[.AS8]" office:value-type="float" office:value="0" calcext:value-type="float">
            <text:p>0</text:p>
          </table:table-cell>
          <table:table-cell table:formula="of:=[.AE8]/[.AT8]" office:value-type="float" office:value="2.4601648109138" calcext:value-type="float">
            <text:p>2.4601648109138</text:p>
          </table:table-cell>
          <table:table-cell table:formula="of:=[.AF8]/[.AU8]" office:value-type="float" office:value="0.580788290878007" calcext:value-type="float">
            <text:p>0.580788290878007</text:p>
          </table:table-cell>
          <table:table-cell table:formula="of:=([.AF8]-[.AU8])/([.AT8]-[.AE8])" office:value-type="float" office:value="1.23225055453337" calcext:value-type="float">
            <text:p>1.23225055453337</text:p>
          </table:table-cell>
          <table:table-cell table:number-columns-repeated="9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float" office:value="358" calcext:value-type="float">
            <text:p>358</text:p>
          </table:table-cell>
          <table:table-cell office:value-type="float" office:value="0.064" calcext:value-type="float">
            <text:p>0.064</text:p>
          </table:table-cell>
          <table:table-cell office:value-type="float" office:value="186" calcext:value-type="float">
            <text:p>18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358" calcext:value-type="float">
            <text:p>358</text:p>
          </table:table-cell>
          <table:table-cell office:value-type="float" office:value="167.377983" calcext:value-type="float">
            <text:p>167.377983</text:p>
          </table:table-cell>
          <table:table-cell office:value-type="float" office:value="166.358633" calcext:value-type="float">
            <text:p>166.358633</text:p>
          </table:table-cell>
          <table:table-cell office:value-type="float" office:value="166.645062" calcext:value-type="float">
            <text:p>166.645062</text:p>
          </table:table-cell>
          <table:table-cell office:value-type="float" office:value="165.884649" calcext:value-type="float">
            <text:p>165.884649</text:p>
          </table:table-cell>
          <table:table-cell office:value-type="float" office:value="165.12944" calcext:value-type="float">
            <text:p>165.12944</text:p>
          </table:table-cell>
          <table:table-cell office:value-type="float" office:value="166.203153" calcext:value-type="float">
            <text:p>166.203153</text:p>
          </table:table-cell>
          <table:table-cell office:value-type="float" office:value="0.570547" calcext:value-type="float">
            <text:p>0.570547</text:p>
          </table:table-cell>
          <table:table-cell office:value-type="float" office:value="0.604952" calcext:value-type="float">
            <text:p>0.604952</text:p>
          </table:table-cell>
          <table:table-cell office:value-type="float" office:value="0.486963" calcext:value-type="float">
            <text:p>0.486963</text:p>
          </table:table-cell>
          <table:table-cell table:formula="of:=SQRT((MAX([.X9];0)*MAX([.X9];0)+MAX([.Y9];0)*MAX([.Y9];0)+MAX([.Z9];0)*MAX([.Z9];0))/3)" office:value-type="float" office:value="0.556364318554548" calcext:value-type="float">
            <text:p>0.556364318554548</text:p>
          </table:table-cell>
          <table:table-cell table:formula="of:=SQRT(([.U9]*[.U9]+[.V9]*[.V9]+[.W9]*[.W9])/3)" office:value-type="float" office:value="165.739692284526" calcext:value-type="float">
            <text:p>165.739692284526</text:p>
          </table:table-cell>
          <table:table-cell table:formula="of:=SQRT(([.R9]*[.R9]+[.S9]*[.S9]+[.T9]*[.T9])/3)" office:value-type="float" office:value="166.794445007181" calcext:value-type="float">
            <text:p>166.794445007181</text:p>
          </table:table-cell>
          <table:table-cell table:formula="of:=MAX([.AA9]-(([.AC9]-[.AA9])/([.$C9]-1));0)" office:value-type="float" office:value="0.0907114314715601" calcext:value-type="float">
            <text:p>0.09071143147156</text:p>
          </table:table-cell>
          <table:table-cell table:formula="of:=MAX(([.AB9]-[.AA9])/([.$C9]-1);0)" office:value-type="float" office:value="0.462698397663786" calcext:value-type="float">
            <text:p>0.462698397663786</text:p>
          </table:table-cell>
          <table:table-cell table:formula="of:=MAX(([.AC9]-[.AA9])/([.$C9]-1);0)" office:value-type="float" office:value="0.465652887082988" calcext:value-type="float">
            <text:p>0.465652887082988</text:p>
          </table:table-cell>
          <table:table-cell office:value-type="float" office:value="284.587424" calcext:value-type="float">
            <text:p>284.587424</text:p>
          </table:table-cell>
          <table:table-cell office:value-type="float" office:value="287.200831" calcext:value-type="float">
            <text:p>287.200831</text:p>
          </table:table-cell>
          <table:table-cell office:value-type="float" office:value="285.469827" calcext:value-type="float">
            <text:p>285.469827</text:p>
          </table:table-cell>
          <table:table-cell office:value-type="float" office:value="86.368175" calcext:value-type="float">
            <text:p>86.368175</text:p>
          </table:table-cell>
          <table:table-cell office:value-type="float" office:value="86.140109" calcext:value-type="float">
            <text:p>86.140109</text:p>
          </table:table-cell>
          <table:table-cell office:value-type="float" office:value="86.497973" calcext:value-type="float">
            <text:p>86.497973</text:p>
          </table:table-cell>
          <table:table-cell office:value-type="float" office:value="0.994754" calcext:value-type="float">
            <text:p>0.994754</text:p>
          </table:table-cell>
          <table:table-cell office:value-type="float" office:value="0.990868" calcext:value-type="float">
            <text:p>0.990868</text:p>
          </table:table-cell>
          <table:table-cell office:value-type="float" office:value="0.980121" calcext:value-type="float">
            <text:p>0.980121</text:p>
          </table:table-cell>
          <table:table-cell table:formula="of:=SQRT((MAX([.AM9];0)*MAX([.AM9];0)+MAX([.AN9];0)*MAX([.AN9];0)+MAX([.AO9];0)*MAX([.AO9];0))/3)" office:value-type="float" office:value="0.988600372341457" calcext:value-type="float">
            <text:p>0.988600372341457</text:p>
          </table:table-cell>
          <table:table-cell table:formula="of:=SQRT(([.AJ9]*[.AJ9]+[.AK9]*[.AK9]+[.AL9]*[.AL9])/3)" office:value-type="float" office:value="86.33554572031" calcext:value-type="float">
            <text:p>86.33554572031</text:p>
          </table:table-cell>
          <table:table-cell table:formula="of:=SQRT(([.AG9]*[.AG9]+[.AH9]*[.AH9]+[.AI9]*[.AI9])/3)" office:value-type="float" office:value="285.754755780463" calcext:value-type="float">
            <text:p>285.754755780463</text:p>
          </table:table-cell>
          <table:table-cell table:formula="of:=MAX([.AP9]-(([.AR9]-[.AP9])/([.$C9]-1));0)" office:value-type="float" office:value="0.190936071478371" calcext:value-type="float">
            <text:p>0.190936071478371</text:p>
          </table:table-cell>
          <table:table-cell table:formula="of:=MAX(([.AQ9]-[.AP9])/([.$C9]-1);0)" office:value-type="float" office:value="0.239067073803834" calcext:value-type="float">
            <text:p>0.239067073803834</text:p>
          </table:table-cell>
          <table:table-cell table:formula="of:=MAX(([.AR9]-[.AP9])/([.$C9]-1);0)" office:value-type="float" office:value="0.797664300863086" calcext:value-type="float">
            <text:p>0.797664300863086</text:p>
          </table:table-cell>
          <table:table-cell table:formula="of:=[.AD9]/[.AS9]" office:value-type="float" office:value="0.47508797457287" calcext:value-type="float">
            <text:p>0.47508797457287</text:p>
          </table:table-cell>
          <table:table-cell table:formula="of:=[.AE9]/[.AT9]" office:value-type="float" office:value="1.93543339240205" calcext:value-type="float">
            <text:p>1.93543339240205</text:p>
          </table:table-cell>
          <table:table-cell table:formula="of:=[.AF9]/[.AU9]" office:value-type="float" office:value="0.583770499167562" calcext:value-type="float">
            <text:p>0.583770499167562</text:p>
          </table:table-cell>
          <table:table-cell table:formula="of:=([.AF9]-[.AU9])/([.AT9]-[.AE9])" office:value-type="float" office:value="1.48463733992836" calcext:value-type="float">
            <text:p>1.48463733992836</text:p>
          </table:table-cell>
          <table:table-cell table:number-columns-repeated="9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float" office:value="316" calcext:value-type="float">
            <text:p>316</text:p>
          </table:table-cell>
          <table:table-cell office:value-type="float" office:value="0.064" calcext:value-type="float">
            <text:p>0.064</text:p>
          </table:table-cell>
          <table:table-cell office:value-type="float" office:value="186" calcext:value-type="float">
            <text:p>186</text:p>
          </table:table-cell>
          <table:table-cell office:value-type="float" office:value="343" calcext:value-type="float">
            <text:p>34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316" calcext:value-type="float">
            <text:p>316</text:p>
          </table:table-cell>
          <table:table-cell office:value-type="float" office:value="168.222359" calcext:value-type="float">
            <text:p>168.222359</text:p>
          </table:table-cell>
          <table:table-cell office:value-type="float" office:value="169.493433" calcext:value-type="float">
            <text:p>169.493433</text:p>
          </table:table-cell>
          <table:table-cell office:value-type="float" office:value="169.065862" calcext:value-type="float">
            <text:p>169.065862</text:p>
          </table:table-cell>
          <table:table-cell office:value-type="float" office:value="167.828847" calcext:value-type="float">
            <text:p>167.828847</text:p>
          </table:table-cell>
          <table:table-cell office:value-type="float" office:value="168.394047" calcext:value-type="float">
            <text:p>168.394047</text:p>
          </table:table-cell>
          <table:table-cell office:value-type="float" office:value="167.824226" calcext:value-type="float">
            <text:p>167.824226</text:p>
          </table:table-cell>
          <table:table-cell office:value-type="float" office:value="0.644373" calcext:value-type="float">
            <text:p>0.644373</text:p>
          </table:table-cell>
          <table:table-cell office:value-type="float" office:value="0.444591" calcext:value-type="float">
            <text:p>0.444591</text:p>
          </table:table-cell>
          <table:table-cell office:value-type="float" office:value="0.571277" calcext:value-type="float">
            <text:p>0.571277</text:p>
          </table:table-cell>
          <table:table-cell table:formula="of:=SQRT((MAX([.X10];0)*MAX([.X10];0)+MAX([.Y10];0)*MAX([.Y10];0)+MAX([.Z10];0)*MAX([.Z10];0))/3)" office:value-type="float" office:value="0.559534071390057" calcext:value-type="float">
            <text:p>0.559534071390057</text:p>
          </table:table-cell>
          <table:table-cell table:formula="of:=SQRT(([.U10]*[.U10]+[.V10]*[.V10]+[.W10]*[.W10])/3)" office:value-type="float" office:value="168.015919665257" calcext:value-type="float">
            <text:p>168.015919665257</text:p>
          </table:table-cell>
          <table:table-cell table:formula="of:=SQRT(([.R10]*[.R10]+[.S10]*[.S10]+[.T10]*[.T10])/3)" office:value-type="float" office:value="168.928043449919" calcext:value-type="float">
            <text:p>168.928043449919</text:p>
          </table:table-cell>
          <table:table-cell table:formula="of:=MAX([.AA10]-(([.AC10]-[.AA10])/([.$C10]-1));0)" office:value-type="float" office:value="0.0250308670137738" calcext:value-type="float">
            <text:p>0.025030867013774</text:p>
          </table:table-cell>
          <table:table-cell table:formula="of:=MAX(([.AB10]-[.AA10])/([.$C10]-1);0)" office:value-type="float" office:value="0.531607573313865" calcext:value-type="float">
            <text:p>0.531607573313865</text:p>
          </table:table-cell>
          <table:table-cell table:formula="of:=MAX(([.AC10]-[.AA10])/([.$C10]-1);0)" office:value-type="float" office:value="0.534503204376283" calcext:value-type="float">
            <text:p>0.534503204376283</text:p>
          </table:table-cell>
          <table:table-cell office:value-type="float" office:value="290.185942" calcext:value-type="float">
            <text:p>290.185942</text:p>
          </table:table-cell>
          <table:table-cell office:value-type="float" office:value="288.086801" calcext:value-type="float">
            <text:p>288.086801</text:p>
          </table:table-cell>
          <table:table-cell office:value-type="float" office:value="287.5908" calcext:value-type="float">
            <text:p>287.5908</text:p>
          </table:table-cell>
          <table:table-cell office:value-type="float" office:value="106.080904" calcext:value-type="float">
            <text:p>106.080904</text:p>
          </table:table-cell>
          <table:table-cell office:value-type="float" office:value="107.885297" calcext:value-type="float">
            <text:p>107.885297</text:p>
          </table:table-cell>
          <table:table-cell office:value-type="float" office:value="106.680933" calcext:value-type="float">
            <text:p>106.680933</text:p>
          </table:table-cell>
          <table:table-cell office:value-type="float" office:value="1.187889" calcext:value-type="float">
            <text:p>1.187889</text:p>
          </table:table-cell>
          <table:table-cell office:value-type="float" office:value="1.21344" calcext:value-type="float">
            <text:p>1.21344</text:p>
          </table:table-cell>
          <table:table-cell office:value-type="float" office:value="1.123652" calcext:value-type="float">
            <text:p>1.123652</text:p>
          </table:table-cell>
          <table:table-cell table:formula="of:=SQRT((MAX([.AM10];0)*MAX([.AM10];0)+MAX([.AN10];0)*MAX([.AN10];0)+MAX([.AO10];0)*MAX([.AO10];0))/3)" office:value-type="float" office:value="1.17560065881588" calcext:value-type="float">
            <text:p>1.17560065881588</text:p>
          </table:table-cell>
          <table:table-cell table:formula="of:=SQRT(([.AJ10]*[.AJ10]+[.AK10]*[.AK10]+[.AL10]*[.AL10])/3)" office:value-type="float" office:value="106.885011372013" calcext:value-type="float">
            <text:p>106.885011372013</text:p>
          </table:table-cell>
          <table:table-cell table:formula="of:=SQRT(([.AG10]*[.AG10]+[.AH10]*[.AH10]+[.AI10]*[.AI10])/3)" office:value-type="float" office:value="288.623372863599" calcext:value-type="float">
            <text:p>288.623372863599</text:p>
          </table:table-cell>
          <table:table-cell table:formula="of:=MAX([.AP10]-(([.AR10]-[.AP10])/([.$C10]-1));0)" office:value-type="float" office:value="0.263068048641965" calcext:value-type="float">
            <text:p>0.263068048641965</text:p>
          </table:table-cell>
          <table:table-cell table:formula="of:=MAX(([.AQ10]-[.AP10])/([.$C10]-1);0)" office:value-type="float" office:value="0.335585430835546" calcext:value-type="float">
            <text:p>0.335585430835546</text:p>
          </table:table-cell>
          <table:table-cell table:formula="of:=MAX(([.AR10]-[.AP10])/([.$C10]-1);0)" office:value-type="float" office:value="0.912532610173916" calcext:value-type="float">
            <text:p>0.912532610173916</text:p>
          </table:table-cell>
          <table:table-cell table:formula="of:=[.AD10]/[.AS10]" office:value-type="float" office:value="0.0951497802298322" calcext:value-type="float">
            <text:p>0.095149780229832</text:p>
          </table:table-cell>
          <table:table-cell table:formula="of:=[.AE10]/[.AT10]" office:value-type="float" office:value="1.58411994224618" calcext:value-type="float">
            <text:p>1.58411994224618</text:p>
          </table:table-cell>
          <table:table-cell table:formula="of:=[.AF10]/[.AU10]" office:value-type="float" office:value="0.585736003751597" calcext:value-type="float">
            <text:p>0.585736003751597</text:p>
          </table:table-cell>
          <table:table-cell table:formula="of:=([.AF10]-[.AU10])/([.AT10]-[.AE10])" office:value-type="float" office:value="1.92850359157484" calcext:value-type="float">
            <text:p>1.92850359157484</text:p>
          </table:table-cell>
          <table:table-cell table:number-columns-repeated="9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064" calcext:value-type="float">
            <text:p>0.064</text:p>
          </table:table-cell>
          <table:table-cell office:value-type="float" office:value="186" calcext:value-type="float">
            <text:p>186</text:p>
          </table:table-cell>
          <table:table-cell office:value-type="float" office:value="343" calcext:value-type="float">
            <text:p>34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272" calcext:value-type="float">
            <text:p>272</text:p>
          </table:table-cell>
          <table:table-cell office:value-type="float" office:value="168.28654" calcext:value-type="float">
            <text:p>168.28654</text:p>
          </table:table-cell>
          <table:table-cell office:value-type="float" office:value="168.097217" calcext:value-type="float">
            <text:p>168.097217</text:p>
          </table:table-cell>
          <table:table-cell office:value-type="float" office:value="166.984025" calcext:value-type="float">
            <text:p>166.984025</text:p>
          </table:table-cell>
          <table:table-cell office:value-type="float" office:value="167.19471" calcext:value-type="float">
            <text:p>167.19471</text:p>
          </table:table-cell>
          <table:table-cell office:value-type="float" office:value="167.270743" calcext:value-type="float">
            <text:p>167.270743</text:p>
          </table:table-cell>
          <table:table-cell office:value-type="float" office:value="167.727082" calcext:value-type="float">
            <text:p>167.727082</text:p>
          </table:table-cell>
          <table:table-cell office:value-type="float" office:value="0.585677" calcext:value-type="float">
            <text:p>0.585677</text:p>
          </table:table-cell>
          <table:table-cell office:value-type="float" office:value="0.777873" calcext:value-type="float">
            <text:p>0.777873</text:p>
          </table:table-cell>
          <table:table-cell office:value-type="float" office:value="0.757214" calcext:value-type="float">
            <text:p>0.757214</text:p>
          </table:table-cell>
          <table:table-cell table:formula="of:=SQRT((MAX([.X11];0)*MAX([.X11];0)+MAX([.Y11];0)*MAX([.Y11];0)+MAX([.Z11];0)*MAX([.Z11];0))/3)" office:value-type="float" office:value="0.712150965796345" calcext:value-type="float">
            <text:p>0.712150965796345</text:p>
          </table:table-cell>
          <table:table-cell table:formula="of:=SQRT(([.U11]*[.U11]+[.V11]*[.V11]+[.W11]*[.W11])/3)" office:value-type="float" office:value="167.397676758063" calcext:value-type="float">
            <text:p>167.397676758063</text:p>
          </table:table-cell>
          <table:table-cell table:formula="of:=SQRT(([.R11]*[.R11]+[.S11]*[.S11]+[.T11]*[.T11])/3)" office:value-type="float" office:value="167.79024456497" calcext:value-type="float">
            <text:p>167.79024456497</text:p>
          </table:table-cell>
          <table:table-cell table:formula="of:=MAX([.AA11]-(([.AC11]-[.AA11])/([.$C11]-1));0)" office:value-type="float" office:value="0.0956266351720878" calcext:value-type="float">
            <text:p>0.095626635172088</text:p>
          </table:table-cell>
          <table:table-cell table:formula="of:=MAX(([.AB11]-[.AA11])/([.$C11]-1);0)" office:value-type="float" office:value="0.615075740930873" calcext:value-type="float">
            <text:p>0.615075740930873</text:p>
          </table:table-cell>
          <table:table-cell table:formula="of:=MAX(([.AC11]-[.AA11])/([.$C11]-1);0)" office:value-type="float" office:value="0.616524330624257" calcext:value-type="float">
            <text:p>0.616524330624257</text:p>
          </table:table-cell>
          <table:table-cell office:value-type="float" office:value="285.644254" calcext:value-type="float">
            <text:p>285.644254</text:p>
          </table:table-cell>
          <table:table-cell office:value-type="float" office:value="286.573666" calcext:value-type="float">
            <text:p>286.573666</text:p>
          </table:table-cell>
          <table:table-cell office:value-type="float" office:value="288.126716" calcext:value-type="float">
            <text:p>288.126716</text:p>
          </table:table-cell>
          <table:table-cell office:value-type="float" office:value="121.584" calcext:value-type="float">
            <text:p>121.584</text:p>
          </table:table-cell>
          <table:table-cell office:value-type="float" office:value="122.018447" calcext:value-type="float">
            <text:p>122.018447</text:p>
          </table:table-cell>
          <table:table-cell office:value-type="float" office:value="122.839434" calcext:value-type="float">
            <text:p>122.839434</text:p>
          </table:table-cell>
          <table:table-cell office:value-type="float" office:value="1.355546" calcext:value-type="float">
            <text:p>1.355546</text:p>
          </table:table-cell>
          <table:table-cell office:value-type="float" office:value="1.236983" calcext:value-type="float">
            <text:p>1.236983</text:p>
          </table:table-cell>
          <table:table-cell office:value-type="float" office:value="1.518347" calcext:value-type="float">
            <text:p>1.518347</text:p>
          </table:table-cell>
          <table:table-cell table:formula="of:=SQRT((MAX([.AM11];0)*MAX([.AM11];0)+MAX([.AN11];0)*MAX([.AN11];0)+MAX([.AO11];0)*MAX([.AO11];0))/3)" office:value-type="float" office:value="1.37513750982874" calcext:value-type="float">
            <text:p>1.37513750982874</text:p>
          </table:table-cell>
          <table:table-cell table:formula="of:=SQRT(([.AJ11]*[.AJ11]+[.AK11]*[.AK11]+[.AL11]*[.AL11])/3)" office:value-type="float" office:value="122.148402922746" calcext:value-type="float">
            <text:p>122.148402922746</text:p>
          </table:table-cell>
          <table:table-cell table:formula="of:=SQRT(([.AG11]*[.AG11]+[.AH11]*[.AH11]+[.AI11]*[.AI11])/3)" office:value-type="float" office:value="286.783373739855" calcext:value-type="float">
            <text:p>286.783373739855</text:p>
          </table:table-cell>
          <table:table-cell table:formula="of:=MAX([.AP11]-(([.AR11]-[.AP11])/([.$C11]-1));0)" office:value-type="float" office:value="0.321970586470713" calcext:value-type="float">
            <text:p>0.321970586470713</text:p>
          </table:table-cell>
          <table:table-cell table:formula="of:=MAX(([.AQ11]-[.AP11])/([.$C11]-1);0)" office:value-type="float" office:value="0.445657805951722" calcext:value-type="float">
            <text:p>0.445657805951722</text:p>
          </table:table-cell>
          <table:table-cell table:formula="of:=MAX(([.AR11]-[.AP11])/([.$C11]-1);0)" office:value-type="float" office:value="1.05316692335803" calcext:value-type="float">
            <text:p>1.05316692335803</text:p>
          </table:table-cell>
          <table:table-cell table:formula="of:=[.AD11]/[.AS11]" office:value-type="float" office:value="0.297004258122772" calcext:value-type="float">
            <text:p>0.297004258122772</text:p>
          </table:table-cell>
          <table:table-cell table:formula="of:=[.AE11]/[.AT11]" office:value-type="float" office:value="1.38015251324354" calcext:value-type="float">
            <text:p>1.38015251324354</text:p>
          </table:table-cell>
          <table:table-cell table:formula="of:=[.AF11]/[.AU11]" office:value-type="float" office:value="0.58540039280617" calcext:value-type="float">
            <text:p>0.58540039280617</text:p>
          </table:table-cell>
          <table:table-cell table:formula="of:=([.AF11]-[.AU11])/([.AT11]-[.AE11])" office:value-type="float" office:value="2.57731032306296" calcext:value-type="float">
            <text:p>2.57731032306296</text:p>
          </table:table-cell>
          <table:table-cell table:number-columns-repeated="9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0.064" calcext:value-type="float">
            <text:p>0.064</text:p>
          </table:table-cell>
          <table:table-cell office:value-type="float" office:value="512" calcext:value-type="float">
            <text:p>512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23" calcext:value-type="float">
            <text:p>23</text:p>
          </table:table-cell>
          <table:table-cell office:value-type="float" office:value="171.353111" calcext:value-type="float">
            <text:p>171.353111</text:p>
          </table:table-cell>
          <table:table-cell office:value-type="float" office:value="171.318154" calcext:value-type="float">
            <text:p>171.318154</text:p>
          </table:table-cell>
          <table:table-cell office:value-type="float" office:value="171.218462" calcext:value-type="float">
            <text:p>171.218462</text:p>
          </table:table-cell>
          <table:table-cell office:value-type="float" office:value="171.142153" calcext:value-type="float">
            <text:p>171.142153</text:p>
          </table:table-cell>
          <table:table-cell office:value-type="float" office:value="171.330054" calcext:value-type="float">
            <text:p>171.330054</text:p>
          </table:table-cell>
          <table:table-cell office:value-type="float" office:value="171.190077" calcext:value-type="float">
            <text:p>171.190077</text:p>
          </table:table-cell>
          <table:table-cell office:value-type="float" office:value="7.506263" calcext:value-type="float">
            <text:p>7.506263</text:p>
          </table:table-cell>
          <table:table-cell office:value-type="float" office:value="7.50235" calcext:value-type="float">
            <text:p>7.50235</text:p>
          </table:table-cell>
          <table:table-cell office:value-type="float" office:value="7.538646" calcext:value-type="float">
            <text:p>7.538646</text:p>
          </table:table-cell>
          <table:table-cell table:formula="of:=SQRT((MAX([.X12];0)*MAX([.X12];0)+MAX([.Y12];0)*MAX([.Y12];0)+MAX([.Z12];0)*MAX([.Z12];0))/3)" office:value-type="float" office:value="7.5157706027833" calcext:value-type="float">
            <text:p>7.5157706027833</text:p>
          </table:table-cell>
          <table:table-cell table:formula="of:=SQRT(([.U12]*[.U12]+[.V12]*[.V12]+[.W12]*[.W12])/3)" office:value-type="float" office:value="171.220779891913" calcext:value-type="float">
            <text:p>171.220779891913</text:p>
          </table:table-cell>
          <table:table-cell table:formula="of:=SQRT(([.R12]*[.R12]+[.S12]*[.S12]+[.T12]*[.T12])/3)" office:value-type="float" office:value="171.296585166383" calcext:value-type="float">
            <text:p>171.296585166383</text:p>
          </table:table-cell>
          <table:table-cell table:formula="of:=MAX([.AA12]-(([.AC12]-[.AA12])/([.$C12]-1));0)" office:value-type="float" office:value="0.071188122619688" calcext:value-type="float">
            <text:p>0.071188122619688</text:p>
          </table:table-cell>
          <table:table-cell table:formula="of:=MAX(([.AB12]-[.AA12])/([.$C12]-1);0)" office:value-type="float" office:value="7.44113678586951" calcext:value-type="float">
            <text:p>7.44113678586951</text:p>
          </table:table-cell>
          <table:table-cell table:formula="of:=MAX(([.AC12]-[.AA12])/([.$C12]-1);0)" office:value-type="float" office:value="7.44458248016361" calcext:value-type="float">
            <text:p>7.44458248016361</text:p>
          </table:table-cell>
          <table:table-cell office:value-type="float" office:value="296.657616" calcext:value-type="float">
            <text:p>296.657616</text:p>
          </table:table-cell>
          <table:table-cell office:value-type="float" office:value="296.69849" calcext:value-type="float">
            <text:p>296.69849</text:p>
          </table:table-cell>
          <table:table-cell office:value-type="float" office:value="296.467511" calcext:value-type="float">
            <text:p>296.467511</text:p>
          </table:table-cell>
          <table:table-cell office:value-type="float" office:value="67.441409" calcext:value-type="float">
            <text:p>67.441409</text:p>
          </table:table-cell>
          <table:table-cell office:value-type="float" office:value="67.252068" calcext:value-type="float">
            <text:p>67.252068</text:p>
          </table:table-cell>
          <table:table-cell office:value-type="float" office:value="67.545315" calcext:value-type="float">
            <text:p>67.545315</text:p>
          </table:table-cell>
          <table:table-cell office:value-type="float" office:value="13.237489" calcext:value-type="float">
            <text:p>13.237489</text:p>
          </table:table-cell>
          <table:table-cell office:value-type="float" office:value="13.363226" calcext:value-type="float">
            <text:p>13.363226</text:p>
          </table:table-cell>
          <table:table-cell office:value-type="float" office:value="13.406962" calcext:value-type="float">
            <text:p>13.406962</text:p>
          </table:table-cell>
          <table:table-cell table:formula="of:=SQRT((MAX([.AM12];0)*MAX([.AM12];0)+MAX([.AN12];0)*MAX([.AN12];0)+MAX([.AO12];0)*MAX([.AO12];0))/3)" office:value-type="float" office:value="13.3360858103323" calcext:value-type="float">
            <text:p>13.3360858103323</text:p>
          </table:table-cell>
          <table:table-cell table:formula="of:=SQRT(([.AJ12]*[.AJ12]+[.AK12]*[.AK12]+[.AL12]*[.AL12])/3)" office:value-type="float" office:value="67.4130399765286" calcext:value-type="float">
            <text:p>67.4130399765286</text:p>
          </table:table-cell>
          <table:table-cell table:formula="of:=SQRT(([.AG12]*[.AG12]+[.AH12]*[.AH12]+[.AI12]*[.AI12])/3)" office:value-type="float" office:value="296.607889408232" calcext:value-type="float">
            <text:p>296.607889408232</text:p>
          </table:table-cell>
          <table:table-cell table:formula="of:=MAX([.AP12]-(([.AR12]-[.AP12])/([.$C12]-1));0)" office:value-type="float" office:value="0.460094737700496" calcext:value-type="float">
            <text:p>0.460094737700496</text:p>
          </table:table-cell>
          <table:table-cell table:formula="of:=MAX(([.AQ12]-[.AP12])/([.$C12]-1);0)" office:value-type="float" office:value="2.45804337119074" calcext:value-type="float">
            <text:p>2.45804337119074</text:p>
          </table:table-cell>
          <table:table-cell table:formula="of:=MAX(([.AR12]-[.AP12])/([.$C12]-1);0)" office:value-type="float" office:value="12.8759910726318" calcext:value-type="float">
            <text:p>12.8759910726318</text:p>
          </table:table-cell>
          <table:table-cell table:formula="of:=[.AD12]/[.AS12]" office:value-type="float" office:value="0.154724922470269" calcext:value-type="float">
            <text:p>0.154724922470269</text:p>
          </table:table-cell>
          <table:table-cell table:formula="of:=[.AE12]/[.AT12]" office:value-type="float" office:value="3.02726016679878" calcext:value-type="float">
            <text:p>3.02726016679878</text:p>
          </table:table-cell>
          <table:table-cell table:formula="of:=[.AF12]/[.AU12]" office:value-type="float" office:value="0.578175492524783" calcext:value-type="float">
            <text:p>0.578175492524783</text:p>
          </table:table-cell>
          <table:table-cell table:formula="of:=([.AF12]-[.AU12])/([.AT12]-[.AE12])" office:value-type="float" office:value="1.08996724333299" calcext:value-type="float">
            <text:p>1.08996724333299</text:p>
          </table:table-cell>
          <table:table-cell table:number-columns-repeated="9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office:value-type="float" office:value="0.064" calcext:value-type="float">
            <text:p>0.064</text:p>
          </table:table-cell>
          <table:table-cell office:value-type="float" office:value="512" calcext:value-type="float">
            <text:p>51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float" office:value="166.991781" calcext:value-type="float">
            <text:p>166.991781</text:p>
          </table:table-cell>
          <table:table-cell office:value-type="float" office:value="167.039316" calcext:value-type="float">
            <text:p>167.039316</text:p>
          </table:table-cell>
          <table:table-cell office:value-type="float" office:value="167.107124" calcext:value-type="float">
            <text:p>167.107124</text:p>
          </table:table-cell>
          <table:table-cell office:value-type="float" office:value="167.126587" calcext:value-type="float">
            <text:p>167.126587</text:p>
          </table:table-cell>
          <table:table-cell office:value-type="float" office:value="167.001006" calcext:value-type="float">
            <text:p>167.001006</text:p>
          </table:table-cell>
          <table:table-cell office:value-type="float" office:value="166.900931" calcext:value-type="float">
            <text:p>166.900931</text:p>
          </table:table-cell>
          <table:table-cell office:value-type="float" office:value="8.081489" calcext:value-type="float">
            <text:p>8.081489</text:p>
          </table:table-cell>
          <table:table-cell office:value-type="float" office:value="7.860246" calcext:value-type="float">
            <text:p>7.860246</text:p>
          </table:table-cell>
          <table:table-cell office:value-type="float" office:value="7.971735" calcext:value-type="float">
            <text:p>7.971735</text:p>
          </table:table-cell>
          <table:table-cell table:formula="of:=SQRT((MAX([.X13];0)*MAX([.X13];0)+MAX([.Y13];0)*MAX([.Y13];0)+MAX([.Z13];0)*MAX([.Z13];0))/3)" office:value-type="float" office:value="7.9716683855569" calcext:value-type="float">
            <text:p>7.9716683855569</text:p>
          </table:table-cell>
          <table:table-cell table:formula="of:=SQRT(([.U13]*[.U13]+[.V13]*[.V13]+[.W13]*[.W13])/3)" office:value-type="float" office:value="167.009533516251" calcext:value-type="float">
            <text:p>167.009533516251</text:p>
          </table:table-cell>
          <table:table-cell table:formula="of:=SQRT(([.R13]*[.R13]+[.S13]*[.S13]+[.T13]*[.T13])/3)" office:value-type="float" office:value="167.046080371905" calcext:value-type="float">
            <text:p>167.046080371905</text:p>
          </table:table-cell>
          <table:table-cell table:formula="of:=MAX([.AA13]-(([.AC13]-[.AA13])/([.$C13]-1));0)" office:value-type="float" office:value="0.0179477862394757" calcext:value-type="float">
            <text:p>0.017947786239476</text:p>
          </table:table-cell>
          <table:table-cell table:formula="of:=MAX(([.AB13]-[.AA13])/([.$C13]-1);0)" office:value-type="float" office:value="7.95189325653471" calcext:value-type="float">
            <text:p>7.95189325653471</text:p>
          </table:table-cell>
          <table:table-cell table:formula="of:=MAX(([.AC13]-[.AA13])/([.$C13]-1);0)" office:value-type="float" office:value="7.95372059931742" calcext:value-type="float">
            <text:p>7.95372059931742</text:p>
          </table:table-cell>
          <table:table-cell office:value-type="float" office:value="288.430194" calcext:value-type="float">
            <text:p>288.430194</text:p>
          </table:table-cell>
          <table:table-cell office:value-type="float" office:value="288.566118" calcext:value-type="float">
            <text:p>288.566118</text:p>
          </table:table-cell>
          <table:table-cell office:value-type="float" office:value="288.411873" calcext:value-type="float">
            <text:p>288.411873</text:p>
          </table:table-cell>
          <table:table-cell office:value-type="float" office:value="77.966421" calcext:value-type="float">
            <text:p>77.966421</text:p>
          </table:table-cell>
          <table:table-cell office:value-type="float" office:value="77.872744" calcext:value-type="float">
            <text:p>77.872744</text:p>
          </table:table-cell>
          <table:table-cell office:value-type="float" office:value="77.833611" calcext:value-type="float">
            <text:p>77.833611</text:p>
          </table:table-cell>
          <table:table-cell office:value-type="float" office:value="14.281285" calcext:value-type="float">
            <text:p>14.281285</text:p>
          </table:table-cell>
          <table:table-cell office:value-type="float" office:value="14.241909" calcext:value-type="float">
            <text:p>14.241909</text:p>
          </table:table-cell>
          <table:table-cell office:value-type="float" office:value="14.147606" calcext:value-type="float">
            <text:p>14.147606</text:p>
          </table:table-cell>
          <table:table-cell table:formula="of:=SQRT((MAX([.AM13];0)*MAX([.AM13];0)+MAX([.AN13];0)*MAX([.AN13];0)+MAX([.AO13];0)*MAX([.AO13];0))/3)" office:value-type="float" office:value="14.2237105888576" calcext:value-type="float">
            <text:p>14.2237105888576</text:p>
          </table:table-cell>
          <table:table-cell table:formula="of:=SQRT(([.AJ13]*[.AJ13]+[.AK13]*[.AK13]+[.AL13]*[.AL13])/3)" office:value-type="float" office:value="77.8909452652406" calcext:value-type="float">
            <text:p>77.8909452652406</text:p>
          </table:table-cell>
          <table:table-cell table:formula="of:=SQRT(([.AG13]*[.AG13]+[.AH13]*[.AH13]+[.AI13]*[.AI13])/3)" office:value-type="float" office:value="288.469403204705" calcext:value-type="float">
            <text:p>288.469403204705</text:p>
          </table:table-cell>
          <table:table-cell table:formula="of:=MAX([.AP13]-(([.AR13]-[.AP13])/([.$C13]-1));0)" office:value-type="float" office:value="0.511425958065271" calcext:value-type="float">
            <text:p>0.511425958065271</text:p>
          </table:table-cell>
          <table:table-cell table:formula="of:=MAX(([.AQ13]-[.AP13])/([.$C13]-1);0)" office:value-type="float" office:value="3.18336173381915" calcext:value-type="float">
            <text:p>3.18336173381915</text:p>
          </table:table-cell>
          <table:table-cell table:formula="of:=MAX(([.AR13]-[.AP13])/([.$C13]-1);0)" office:value-type="float" office:value="13.7122846307924" calcext:value-type="float">
            <text:p>13.7122846307924</text:p>
          </table:table-cell>
          <table:table-cell table:formula="of:=[.AD13]/[.AS13]" office:value-type="float" office:value="0.0350936161069577" calcext:value-type="float">
            <text:p>0.035093616106958</text:p>
          </table:table-cell>
          <table:table-cell table:formula="of:=[.AE13]/[.AT13]" office:value-type="float" office:value="2.49795465342692" calcext:value-type="float">
            <text:p>2.49795465342692</text:p>
          </table:table-cell>
          <table:table-cell table:formula="of:=[.AF13]/[.AU13]" office:value-type="float" office:value="0.580043429193157" calcext:value-type="float">
            <text:p>0.580043429193157</text:p>
          </table:table-cell>
          <table:table-cell table:formula="of:=([.AF13]-[.AU13])/([.AT13]-[.AE13])" office:value-type="float" office:value="1.20761790166285" calcext:value-type="float">
            <text:p>1.20761790166285</text:p>
          </table:table-cell>
          <table:table-cell table:number-columns-repeated="9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0.064" calcext:value-type="float">
            <text:p>0.064</text:p>
          </table:table-cell>
          <table:table-cell office:value-type="float" office:value="512" calcext:value-type="float">
            <text:p>512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70.727285" calcext:value-type="float">
            <text:p>170.727285</text:p>
          </table:table-cell>
          <table:table-cell office:value-type="float" office:value="170.819804" calcext:value-type="float">
            <text:p>170.819804</text:p>
          </table:table-cell>
          <table:table-cell office:value-type="float" office:value="170.669959" calcext:value-type="float">
            <text:p>170.669959</text:p>
          </table:table-cell>
          <table:table-cell office:value-type="float" office:value="170.749623" calcext:value-type="float">
            <text:p>170.749623</text:p>
          </table:table-cell>
          <table:table-cell office:value-type="float" office:value="170.744004" calcext:value-type="float">
            <text:p>170.744004</text:p>
          </table:table-cell>
          <table:table-cell office:value-type="float" office:value="170.757466" calcext:value-type="float">
            <text:p>170.757466</text:p>
          </table:table-cell>
          <table:table-cell office:value-type="float" office:value="8.570224" calcext:value-type="float">
            <text:p>8.570224</text:p>
          </table:table-cell>
          <table:table-cell office:value-type="float" office:value="8.631263" calcext:value-type="float">
            <text:p>8.631263</text:p>
          </table:table-cell>
          <table:table-cell office:value-type="float" office:value="8.657984" calcext:value-type="float">
            <text:p>8.657984</text:p>
          </table:table-cell>
          <table:table-cell table:formula="of:=SQRT((MAX([.X14];0)*MAX([.X14];0)+MAX([.Y14];0)*MAX([.Y14];0)+MAX([.Z14];0)*MAX([.Z14];0))/3)" office:value-type="float" office:value="8.61990191996794" calcext:value-type="float">
            <text:p>8.61990191996794</text:p>
          </table:table-cell>
          <table:table-cell table:formula="of:=SQRT(([.U14]*[.U14]+[.V14]*[.V14]+[.W14]*[.W14])/3)" office:value-type="float" office:value="170.750364422584" calcext:value-type="float">
            <text:p>170.750364422584</text:p>
          </table:table-cell>
          <table:table-cell table:formula="of:=SQRT(([.R14]*[.R14]+[.S14]*[.S14]+[.T14]*[.T14])/3)" office:value-type="float" office:value="170.73902716049" calcext:value-type="float">
            <text:p>170.73902716049</text:p>
          </table:table-cell>
          <table:table-cell table:formula="of:=MAX([.AA14]-(([.AC14]-[.AA14])/([.$C14]-1));0)" office:value-type="float" office:value="0.0873163809931139" calcext:value-type="float">
            <text:p>0.087316380993114</text:p>
          </table:table-cell>
          <table:table-cell table:formula="of:=MAX(([.AB14]-[.AA14])/([.$C14]-1);0)" office:value-type="float" office:value="8.53318223697977" calcext:value-type="float">
            <text:p>8.53318223697977</text:p>
          </table:table-cell>
          <table:table-cell table:formula="of:=MAX(([.AC14]-[.AA14])/([.$C14]-1);0)" office:value-type="float" office:value="8.53258553897483" calcext:value-type="float">
            <text:p>8.53258553897483</text:p>
          </table:table-cell>
          <table:table-cell office:value-type="float" office:value="294.16006" calcext:value-type="float">
            <text:p>294.16006</text:p>
          </table:table-cell>
          <table:table-cell office:value-type="float" office:value="294.03394" calcext:value-type="float">
            <text:p>294.03394</text:p>
          </table:table-cell>
          <table:table-cell office:value-type="float" office:value="294.358931" calcext:value-type="float">
            <text:p>294.358931</text:p>
          </table:table-cell>
          <table:table-cell office:value-type="float" office:value="91.34582" calcext:value-type="float">
            <text:p>91.34582</text:p>
          </table:table-cell>
          <table:table-cell office:value-type="float" office:value="91.379153" calcext:value-type="float">
            <text:p>91.379153</text:p>
          </table:table-cell>
          <table:table-cell office:value-type="float" office:value="91.414174" calcext:value-type="float">
            <text:p>91.414174</text:p>
          </table:table-cell>
          <table:table-cell office:value-type="float" office:value="15.220432" calcext:value-type="float">
            <text:p>15.220432</text:p>
          </table:table-cell>
          <table:table-cell office:value-type="float" office:value="15.321521" calcext:value-type="float">
            <text:p>15.321521</text:p>
          </table:table-cell>
          <table:table-cell office:value-type="float" office:value="15.275447" calcext:value-type="float">
            <text:p>15.275447</text:p>
          </table:table-cell>
          <table:table-cell table:formula="of:=SQRT((MAX([.AM14];0)*MAX([.AM14];0)+MAX([.AN14];0)*MAX([.AN14];0)+MAX([.AO14];0)*MAX([.AO14];0))/3)" office:value-type="float" office:value="15.2725225712702" calcext:value-type="float">
            <text:p>15.2725225712702</text:p>
          </table:table-cell>
          <table:table-cell table:formula="of:=SQRT(([.AJ14]*[.AJ14]+[.AK14]*[.AK14]+[.AL14]*[.AL14])/3)" office:value-type="float" office:value="91.3797199283883" calcext:value-type="float">
            <text:p>91.3797199283883</text:p>
          </table:table-cell>
          <table:table-cell table:formula="of:=SQRT(([.AG14]*[.AG14]+[.AH14]*[.AH14]+[.AI14]*[.AI14])/3)" office:value-type="float" office:value="294.18434075173" calcext:value-type="float">
            <text:p>294.18434075173</text:p>
          </table:table-cell>
          <table:table-cell table:formula="of:=MAX([.AP14]-(([.AR14]-[.AP14])/([.$C14]-1));0)" office:value-type="float" office:value="0.592953193351276" calcext:value-type="float">
            <text:p>0.592953193351276</text:p>
          </table:table-cell>
          <table:table-cell table:formula="of:=MAX(([.AQ14]-[.AP14])/([.$C14]-1);0)" office:value-type="float" office:value="4.00564196616411" calcext:value-type="float">
            <text:p>4.00564196616411</text:p>
          </table:table-cell>
          <table:table-cell table:formula="of:=MAX(([.AR14]-[.AP14])/([.$C14]-1);0)" office:value-type="float" office:value="14.6795693779189" calcext:value-type="float">
            <text:p>14.6795693779189</text:p>
          </table:table-cell>
          <table:table-cell table:formula="of:=[.AD14]/[.AS14]" office:value-type="float" office:value="0.147256785142881" calcext:value-type="float">
            <text:p>0.147256785142881</text:p>
          </table:table-cell>
          <table:table-cell table:formula="of:=[.AE14]/[.AT14]" office:value-type="float" office:value="2.13029080208867" calcext:value-type="float">
            <text:p>2.13029080208867</text:p>
          </table:table-cell>
          <table:table-cell table:formula="of:=[.AF14]/[.AU14]" office:value-type="float" office:value="0.581255847450783" calcext:value-type="float">
            <text:p>0.581255847450783</text:p>
          </table:table-cell>
          <table:table-cell table:formula="of:=([.AF14]-[.AU14])/([.AT14]-[.AE14])" office:value-type="float" office:value="1.35768728078849" calcext:value-type="float">
            <text:p>1.35768728078849</text:p>
          </table:table-cell>
          <table:table-cell table:number-columns-repeated="97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formula="of:=([.E18]+2)^3" office:value-type="float" office:value="10648" calcext:value-type="float">
            <text:p>10648</text:p>
          </table:table-cell>
          <table:table-cell table:formula="of:=ROUNDDOWN([.F18])" office:value-type="float" office:value="20" calcext:value-type="float">
            <text:p>20</text:p>
          </table:table-cell>
          <table:table-cell table:formula="of:=(100/([.G18]*1.2))" office:value-type="float" office:value="20.8333333333333" calcext:value-type="float">
            <text:p>20.8333333333333</text:p>
          </table:table-cell>
          <table:table-cell table:formula="of:=[.G2]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19]+2)^3" office:value-type="float" office:value="5832" calcext:value-type="float">
            <text:p>5832</text:p>
          </table:table-cell>
          <table:table-cell table:formula="of:=ROUNDDOWN([.F19])" office:value-type="float" office:value="16" calcext:value-type="float">
            <text:p>16</text:p>
          </table:table-cell>
          <table:table-cell table:formula="of:=(100/([.G19]*1.2))" office:value-type="float" office:value="16.6666666666667" calcext:value-type="float">
            <text:p>16.6666666666667</text:p>
          </table:table-cell>
          <table:table-cell table:formula="of:=[.G3]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0]+2)^3" office:value-type="float" office:value="3375" calcext:value-type="float">
            <text:p>3375</text:p>
          </table:table-cell>
          <table:table-cell table:formula="of:=ROUNDDOWN([.F20])" office:value-type="float" office:value="13" calcext:value-type="float">
            <text:p>13</text:p>
          </table:table-cell>
          <table:table-cell table:formula="of:=(100/([.G20]*1.2))" office:value-type="float" office:value="13.8888888888889" calcext:value-type="float">
            <text:p>13.8888888888889</text:p>
          </table:table-cell>
          <table:table-cell table:formula="of:=[.G4]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1]+2)^3" office:value-type="float" office:value="1728" calcext:value-type="float">
            <text:p>1728</text:p>
          </table:table-cell>
          <table:table-cell table:formula="of:=ROUNDDOWN([.F21])" office:value-type="float" office:value="10" calcext:value-type="float">
            <text:p>10</text:p>
          </table:table-cell>
          <table:table-cell table:formula="of:=(100/([.G21]*1.2))" office:value-type="float" office:value="10.4166666666667" calcext:value-type="float">
            <text:p>10.4166666666667</text:p>
          </table:table-cell>
          <table:table-cell table:formula="of:=[.G5]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2]+2)^3" office:value-type="float" office:value="1000" calcext:value-type="float">
            <text:p>1000</text:p>
          </table:table-cell>
          <table:table-cell table:formula="of:=ROUNDDOWN([.F22])" office:value-type="float" office:value="8" calcext:value-type="float">
            <text:p>8</text:p>
          </table:table-cell>
          <table:table-cell table:formula="of:=(100/([.G22]*1.2))" office:value-type="float" office:value="8.33333333333333" calcext:value-type="float">
            <text:p>8.33333333333333</text:p>
          </table:table-cell>
          <table:table-cell table:formula="of:=[.G6]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3]+2)^3" office:value-type="float" office:value="512" calcext:value-type="float">
            <text:p>512</text:p>
          </table:table-cell>
          <table:table-cell table:formula="of:=ROUNDDOWN([.F23])" office:value-type="float" office:value="6" calcext:value-type="float">
            <text:p>6</text:p>
          </table:table-cell>
          <table:table-cell table:formula="of:=(100/([.G23]*1.2))" office:value-type="float" office:value="6.94444444444445" calcext:value-type="float">
            <text:p>6.94444444444445</text:p>
          </table:table-cell>
          <table:table-cell table:formula="of:=[.G7]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4]+2)^3" office:value-type="float" office:value="343" calcext:value-type="float">
            <text:p>343</text:p>
          </table:table-cell>
          <table:table-cell table:formula="of:=ROUNDDOWN([.F24])" office:value-type="float" office:value="5" calcext:value-type="float">
            <text:p>5</text:p>
          </table:table-cell>
          <table:table-cell table:formula="of:=(100/([.G24]*1.2))" office:value-type="float" office:value="5.95238095238095" calcext:value-type="float">
            <text:p>5.95238095238095</text:p>
          </table:table-cell>
          <table:table-cell table:formula="of:=[.G8]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5]+2)^3" office:value-type="float" office:value="343" calcext:value-type="float">
            <text:p>343</text:p>
          </table:table-cell>
          <table:table-cell table:formula="of:=ROUNDDOWN([.F25])" office:value-type="float" office:value="5" calcext:value-type="float">
            <text:p>5</text:p>
          </table:table-cell>
          <table:table-cell table:formula="of:=(100/([.G25]*1.2))" office:value-type="float" office:value="5.20833333333333" calcext:value-type="float">
            <text:p>5.20833333333333</text:p>
          </table:table-cell>
          <table:table-cell table:formula="of:=[.G9]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6]+2)^3" office:value-type="float" office:value="216" calcext:value-type="float">
            <text:p>216</text:p>
          </table:table-cell>
          <table:table-cell table:formula="of:=ROUNDDOWN([.F26])" office:value-type="float" office:value="4" calcext:value-type="float">
            <text:p>4</text:p>
          </table:table-cell>
          <table:table-cell table:formula="of:=(100/([.G26]*1.2))" office:value-type="float" office:value="4.62962962962963" calcext:value-type="float">
            <text:p>4.62962962962963</text:p>
          </table:table-cell>
          <table:table-cell table:formula="of:=[.G10]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7]+2)^3" office:value-type="float" office:value="216" calcext:value-type="float">
            <text:p>216</text:p>
          </table:table-cell>
          <table:table-cell table:formula="of:=ROUNDDOWN([.F27])" office:value-type="float" office:value="4" calcext:value-type="float">
            <text:p>4</text:p>
          </table:table-cell>
          <table:table-cell table:formula="of:=(100/([.G27]*1.2))" office:value-type="float" office:value="4.16666666666667" calcext:value-type="float">
            <text:p>4.16666666666667</text:p>
          </table:table-cell>
          <table:table-cell table:formula="of:=[.G11]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8]+2)^3" office:value-type="float" office:value="125" calcext:value-type="float">
            <text:p>125</text:p>
          </table:table-cell>
          <table:table-cell table:formula="of:=ROUNDDOWN([.F28])" office:value-type="float" office:value="3" calcext:value-type="float">
            <text:p>3</text:p>
          </table:table-cell>
          <table:table-cell table:formula="of:=(100/([.G28]*1.2))" office:value-type="float" office:value="3.78787878787879" calcext:value-type="float">
            <text:p>3.78787878787879</text:p>
          </table:table-cell>
          <table:table-cell table:formula="of:=[.G12]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9]+2)^3" office:value-type="float" office:value="125" calcext:value-type="float">
            <text:p>125</text:p>
          </table:table-cell>
          <table:table-cell table:formula="of:=ROUNDDOWN([.F29])" office:value-type="float" office:value="3" calcext:value-type="float">
            <text:p>3</text:p>
          </table:table-cell>
          <table:table-cell table:formula="of:=(100/([.G29]*1.2))" office:value-type="float" office:value="3.47222222222222" calcext:value-type="float">
            <text:p>3.47222222222222</text:p>
          </table:table-cell>
          <table:table-cell table:formula="of:=[.G13]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30]+2)^3" office:value-type="float" office:value="125" calcext:value-type="float">
            <text:p>125</text:p>
          </table:table-cell>
          <table:table-cell table:formula="of:=ROUNDDOWN([.F30])" office:value-type="float" office:value="3" calcext:value-type="float">
            <text:p>3</text:p>
          </table:table-cell>
          <table:table-cell table:formula="of:=(100/([.G30]*1.2))" office:value-type="float" office:value="3.20512820512821" calcext:value-type="float">
            <text:p>3.20512820512821</text:p>
          </table:table-cell>
          <table:table-cell table:formula="of:=[.G14]" office:value-type="float" office:value="26" calcext:value-type="float">
            <text:p>26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23:03:59.5597838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2-15T23:06:59.940772218</dc:date>
    <meta:editing-duration>PT3H44M53S</meta:editing-duration>
    <meta:editing-cycles>4</meta:editing-cycles>
    <meta:document-statistic meta:table-count="1" meta:cell-count="766" meta:object-count="0"/>
  </office:meta>
</office:document-meta>
</file>